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onotype Corsiva" svg:font-family="Monotype Corsiva" style:font-family-generic="script" style:font-pitch="variable" svg:panose-1="3 1 1 1 1 2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0034in" fo:line-height="107%" fo:margin-left="-0.0104in" fo:margin-right="-0.0083in">
        <style:tab-stops>
          <style:tab-stop style:type="center" style:position="3.2583in"/>
          <style:tab-stop style:type="right" style:position="6.5104in"/>
        </style:tab-stops>
      </style:paragraph-properties>
    </style:style>
    <style:style style:name="T2" style:parent-style-name="DefaultParagraphFont" style:family="text">
      <style:text-properties style:font-name="Times New Roman" style:font-name-asian="Times New Roman" style:font-name-complex="Times New Roman" fo:font-size="12pt" style:font-size-asian="12pt"/>
    </style:style>
    <style:style style:name="T3" style:parent-style-name="DefaultParagraphFont" style:family="text">
      <style:text-properties style:font-name="Times New Roman" style:font-name-asian="Times New Roman" style:font-name-complex="Times New Roman" fo:font-size="12pt" style:font-size-asian="12pt"/>
    </style:style>
    <style:style style:name="T4" style:parent-style-name="DefaultParagraphFont" style:family="text">
      <style:text-properties style:font-name="Times New Roman" style:font-name-asian="Times New Roman" style:font-name-complex="Times New Roman" fo:font-size="12pt" style:font-size-asian="12pt"/>
    </style:style>
    <style:style style:name="T5"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P6" style:parent-style-name="Normal" style:family="paragraph">
      <style:paragraph-properties fo:margin-bottom="0.0104in"/>
    </style:style>
    <style:style style:name="T7" style:parent-style-name="DefaultParagraphFont" style:family="text">
      <style:text-properties style:font-name="Times New Roman" style:font-name-asian="Times New Roman" style:font-name-complex="Times New Roman" fo:font-size="12pt" style:font-size-asian="12pt"/>
    </style:style>
    <style:style style:name="P8" style:parent-style-name="Normal" style:family="paragraph">
      <style:paragraph-properties fo:text-align="center" fo:margin-bottom="0.0013in" fo:margin-right="0.0083in"/>
    </style:style>
    <style:style style:name="T9"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11" style:parent-style-name="DefaultParagraphFont" style:family="text">
      <style:text-properties style:font-name="Monotype Corsiva" style:font-name-asian="Monotype Corsiva" style:font-name-complex="Monotype Corsiva"/>
    </style:style>
    <style:style style:name="P10" style:parent-style-name="Normal" style:family="paragraph">
      <style:paragraph-properties fo:margin-bottom="0in" fo:line-height="93%" fo:margin-left="0.0069in" fo:margin-right="-0.0055in" fo:text-indent="-0.0069in">
        <style:tab-stops/>
        <style:drop-cap style:length="1" style:lines="4"/>
      </style:paragraph-properties>
    </style:style>
    <style:style style:name="T12" style:parent-style-name="DefaultParagraphFont" style:family="text">
      <style:text-properties style:font-name="Monotype Corsiva" style:font-name-asian="Monotype Corsiva" style:font-name-complex="Monotype Corsiva" fo:font-size="12pt" style:font-size-asian="12pt"/>
    </style:style>
    <style:style style:name="T13" style:parent-style-name="DefaultParagraphFont" style:family="text">
      <style:text-properties style:font-name="Monotype Corsiva" style:font-name-asian="Monotype Corsiva" style:font-name-complex="Monotype Corsiva" fo:font-size="51.5pt" style:font-size-asian="51.5pt"/>
    </style:style>
    <style:style style:name="T14" style:parent-style-name="DefaultParagraphFont" style:family="text">
      <style:text-properties style:font-name="Monotype Corsiva" style:font-name-asian="Monotype Corsiva" style:font-name-complex="Monotype Corsiva" fo:font-size="12pt" style:font-size-asian="12pt"/>
    </style:style>
    <style:style style:name="P15" style:parent-style-name="Normal" style:family="paragraph">
      <style:paragraph-properties fo:text-align="end" fo:margin-bottom="0in" fo:margin-right="0.0055in"/>
    </style:style>
    <style:style style:name="T16" style:parent-style-name="DefaultParagraphFont" style:family="text">
      <style:text-properties style:font-name="Monotype Corsiva" style:font-name-asian="Monotype Corsiva" style:font-name-complex="Monotype Corsiva" fo:font-size="12pt" style:font-size-asian="12pt"/>
    </style:style>
    <style:style style:name="P17" style:parent-style-name="Normal" style:family="paragraph">
      <style:paragraph-properties fo:margin-bottom="0.2375in" fo:line-height="93%" fo:margin-right="-0.0055in" fo:text-indent="0.3722in"/>
    </style:style>
    <style:style style:name="T18" style:parent-style-name="DefaultParagraphFont" style:family="text">
      <style:text-properties style:font-name="Monotype Corsiva" style:font-name-asian="Monotype Corsiva" style:font-name-complex="Monotype Corsiva" fo:font-size="12pt" style:font-size-asian="12pt"/>
    </style:style>
    <style:style style:name="P19" style:parent-style-name="Normal" style:family="paragraph">
      <style:paragraph-properties fo:margin-bottom="0.0034in" fo:line-height="107%" fo:margin-left="-0.0034in" fo:margin-right="-0.0083in" fo:text-indent="-0.0069in">
        <style:tab-stops/>
      </style:paragraph-properties>
    </style:style>
    <style:style style:name="T20"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21"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22"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23"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24"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25"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26"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27"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28"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29"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30"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31"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32"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33"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34"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35"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36"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37"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38"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39"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40"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41"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42"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43"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44"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45"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46"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47"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48"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49"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50"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P51" style:parent-style-name="Normal" style:family="paragraph">
      <style:paragraph-properties fo:margin-bottom="0.0034in" fo:line-height="107%" fo:margin-left="-0.0034in" fo:margin-right="-0.0083in" fo:text-indent="-0.0069in">
        <style:tab-stops/>
      </style:paragraph-properties>
    </style:style>
    <style:style style:name="T52"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53"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54"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55"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56"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57"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58"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59"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60"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61"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62"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63"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64"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P65" style:parent-style-name="Normal" style:family="paragraph">
      <style:paragraph-properties fo:margin-bottom="0.0034in" fo:line-height="107%" fo:margin-left="-0.0034in" fo:margin-right="-0.0083in" fo:text-indent="-0.0069in">
        <style:tab-stops/>
      </style:paragraph-properties>
    </style:style>
    <style:style style:name="T66"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67"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68"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69"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70"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71"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72"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73"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74"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75"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76"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77"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78"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79"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80"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P81" style:parent-style-name="Normal" style:family="paragraph">
      <style:paragraph-properties fo:margin-bottom="0.0638in" fo:line-height="107%" fo:margin-left="-0.0034in" fo:margin-right="-0.0083in" fo:text-indent="-0.0069in">
        <style:tab-stops/>
      </style:paragraph-properties>
    </style:style>
    <style:style style:name="T82"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83"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84"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85"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86"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P87" style:parent-style-name="Normal" style:family="paragraph">
      <style:paragraph-properties fo:margin-bottom="0in"/>
    </style:style>
    <style:style style:name="T88"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T90" style:parent-style-name="DefaultParagraphFont" style:family="text">
      <style:text-properties style:font-name="Times New Roman" style:font-name-asian="Times New Roman" style:font-name-complex="Times New Roman" fo:font-style="italic" style:font-style-asian="italic"/>
    </style:style>
    <style:style style:name="P89" style:parent-style-name="Normal" style:family="paragraph">
      <style:paragraph-properties fo:margin-bottom="0in" fo:line-height="90%" fo:margin-left="-0.0055in" fo:margin-right="-0.009in" fo:text-indent="-0.0048in">
        <style:tab-stops/>
        <style:drop-cap style:length="1" style:lines="4"/>
      </style:paragraph-properties>
    </style:style>
    <style:style style:name="T91"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T92" style:parent-style-name="DefaultParagraphFont" style:family="text">
      <style:text-properties style:font-name="Times New Roman" style:font-name-asian="Times New Roman" style:font-name-complex="Times New Roman" fo:font-style="italic" style:font-style-asian="italic" fo:font-size="62.5pt" style:font-size-asian="62.5pt"/>
    </style:style>
    <style:style style:name="T93"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94" style:parent-style-name="Normal" style:family="paragraph">
      <style:paragraph-properties fo:margin-bottom="0.0243in" fo:line-height="90%" fo:margin-left="-0.0055in" fo:margin-right="-0.009in" fo:text-indent="-0.0048in">
        <style:tab-stops/>
      </style:paragraph-properties>
    </style:style>
    <style:style style:name="T95"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T96"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T97"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T98"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T99"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T100"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T101"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T102"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T103"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T104"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T105"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T106"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T107"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08" style:parent-style-name="Normal" style:family="paragraph">
      <style:paragraph-properties fo:margin-bottom="0.2055in" fo:margin-left="2.7569in">
        <style:tab-stops/>
      </style:paragraph-properties>
    </style:style>
    <style:style style:name="T109"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10" style:parent-style-name="Normal" style:family="paragraph">
      <style:paragraph-properties fo:margin-bottom="0in">
        <style:tab-stops>
          <style:tab-stop style:type="center" style:position="3.2479in"/>
          <style:tab-stop style:type="right" style:position="6.5in"/>
        </style:tab-stops>
      </style:paragraph-properties>
    </style:style>
    <style:style style:name="T111" style:parent-style-name="DefaultParagraphFont" style:family="text">
      <style:text-properties style:font-name="Times New Roman" style:font-name-asian="Times New Roman" style:font-name-complex="Times New Roman" fo:font-size="12pt" style:font-size-asian="12pt"/>
    </style:style>
    <style:style style:name="T112" style:parent-style-name="DefaultParagraphFont" style:family="text">
      <style:text-properties style:font-name="Times New Roman" style:font-name-asian="Times New Roman" style:font-name-complex="Times New Roman" fo:font-size="12pt" style:font-size-asian="12pt"/>
    </style:style>
    <style:style style:name="T113" style:parent-style-name="DefaultParagraphFont" style:family="text">
      <style:text-properties style:font-name="Times New Roman" style:font-name-asian="Times New Roman" style:font-name-complex="Times New Roman" fo:font-size="12pt" style:font-size-asian="12pt"/>
    </style:style>
    <style:style style:family="graphic" style:name="a122">
      <style:graphic-properties draw:fill="solid" draw:fill-color="#ffffbf" draw:opacity="100%" draw:stroke="none"/>
    </style:style>
    <style:style style:family="graphic" style:name="a123">
      <style:graphic-properties draw:fill="solid" draw:fill-color="#ffffbf" draw:opacity="100%" draw:stroke="none"/>
    </style:style>
    <style:style style:family="graphic" style:name="a124">
      <style:graphic-properties draw:fill="solid" draw:fill-color="#ffffbf" draw:opacity="100%" draw:stroke="none"/>
    </style:style>
    <style:style style:family="graphic" style:name="a30">
      <style:graphic-properties draw:fill="solid" draw:fill-color="#000000" draw:opacity="100%" draw:stroke="none"/>
    </style:style>
    <style:style style:family="graphic" style:name="a125">
      <style:graphic-properties draw:fill="solid" draw:fill-color="#ffffbf" draw:opacity="100%" draw:stroke="none"/>
    </style:style>
    <style:style style:family="graphic" style:name="a31">
      <style:graphic-properties draw:fill="solid" draw:fill-color="#000000" draw:opacity="100%" draw:stroke="none"/>
    </style:style>
    <style:style style:family="graphic" style:name="a126">
      <style:graphic-properties draw:fill="solid" draw:fill-color="#ffffbf" draw:opacity="100%" draw:stroke="none"/>
    </style:style>
    <style:style style:family="graphic" style:name="a32">
      <style:graphic-properties draw:fill="solid" draw:fill-color="#000000" draw:opacity="100%" draw:stroke="none"/>
    </style:style>
    <style:style style:family="graphic" style:name="a127">
      <style:graphic-properties draw:fill="solid" draw:fill-color="#ffffbf" draw:opacity="100%" draw:stroke="none"/>
    </style:style>
    <style:style style:family="graphic" style:name="a33">
      <style:graphic-properties draw:fill="solid" draw:fill-color="#000000" draw:opacity="100%" draw:stroke="none"/>
    </style:style>
    <style:style style:family="graphic" style:name="a128">
      <style:graphic-properties draw:fill="solid" draw:fill-color="#ffffbf" draw:opacity="100%" draw:stroke="none"/>
    </style:style>
    <style:style style:family="graphic" style:name="a34">
      <style:graphic-properties draw:fill="solid" draw:fill-color="#000000" draw:opacity="100%" draw:stroke="none"/>
    </style:style>
    <style:style style:family="graphic" style:name="a129">
      <style:graphic-properties draw:fill="solid" draw:fill-color="#ffffbf" draw:opacity="100%" draw:stroke="none"/>
    </style:style>
    <style:style style:family="graphic" style:name="a35">
      <style:graphic-properties draw:fill="solid" draw:fill-color="#000000" draw:opacity="100%" draw:stroke="none"/>
    </style:style>
    <style:style style:family="graphic" style:name="a36">
      <style:graphic-properties draw:fill="solid" draw:fill-color="#000000" draw:opacity="100%" draw:stroke="none"/>
    </style:style>
    <style:style style:family="graphic" style:name="a37">
      <style:graphic-properties draw:fill="solid" draw:fill-color="#000000" draw:opacity="100%" draw:stroke="none"/>
    </style:style>
    <style:style style:family="graphic" style:name="a38">
      <style:graphic-properties draw:fill="solid" draw:fill-color="#000000" draw:opacity="100%" draw:stroke="none"/>
    </style:style>
    <style:style style:family="graphic" style:name="a39">
      <style:graphic-properties draw:fill="solid" draw:fill-color="#000000" draw:opacity="100%" draw:stroke="none"/>
    </style:style>
    <style:style style:family="graphic" style:name="a170">
      <style:graphic-properties/>
    </style:style>
    <style:style style:family="graphic" style:name="a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1">
      <style:graphic-properties draw:fill="solid" draw:fill-color="#000000" draw:opacity="100%" draw:stroke="none"/>
    </style:style>
    <style:style style:family="graphic" style:name="a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3">
      <style:graphic-properties draw:fill="solid" draw:fill-color="#000000" draw:opacity="100%" draw:stroke="none"/>
    </style:style>
    <style:style style:family="graphic" style:name="a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5">
      <style:graphic-properties draw:fill="solid" draw:fill-color="#000000" draw:opacity="100%" draw:stroke="none"/>
    </style:style>
    <style:style style:family="graphic" style:name="a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8">
      <style:graphic-properties draw:fill="solid" draw:fill-color="#000000" draw:opacity="100%" draw:stroke="none"/>
    </style:style>
    <style:style style:family="graphic" style:name="a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0">
      <style:graphic-properties draw:fill="solid" draw:fill-color="#ffffbf" draw:opacity="100%" draw:stroke="none"/>
    </style:style>
    <style:style style:family="graphic" style:name="a131">
      <style:graphic-properties draw:fill="solid" draw:fill-color="#ffffbf" draw:opacity="100%" draw:stroke="none"/>
    </style:style>
    <style:style style:family="graphic" style:name="a132">
      <style:graphic-properties draw:fill="solid" draw:fill-color="#ffffbf" draw:opacity="100%" draw:stroke="none"/>
    </style:style>
    <style:style style:family="graphic" style:name="a133">
      <style:graphic-properties draw:fill="solid" draw:fill-color="#00ffff" draw:opacity="100%" draw:stroke="none"/>
    </style:style>
    <style:style style:family="graphic" style:name="a134">
      <style:graphic-properties draw:fill="solid" draw:fill-color="#3fb700" draw:opacity="100%" draw:stroke="none"/>
    </style:style>
    <style:style style:family="graphic" style:name="a40">
      <style:graphic-properties draw:fill="solid" draw:fill-color="#000000" draw:opacity="100%" draw:stroke="none"/>
    </style:style>
    <style:style style:family="graphic" style:name="a135">
      <style:graphic-properties draw:fill="solid" draw:fill-color="#3fb700" draw:opacity="100%" draw:stroke="none"/>
    </style:style>
    <style:style style:family="graphic" style:name="a41">
      <style:graphic-properties draw:fill="solid" draw:fill-color="#000000" draw:opacity="100%" draw:stroke="none"/>
    </style:style>
    <style:style style:family="graphic" style:name="a136">
      <style:graphic-properties draw:fill="solid" draw:fill-color="#3fb700" draw:opacity="100%" draw:stroke="none"/>
    </style:style>
    <style:style style:family="graphic" style:name="a42">
      <style:graphic-properties draw:fill="solid" draw:fill-color="#000000" draw:opacity="100%" draw:stroke="none"/>
    </style:style>
    <style:style style:family="graphic" style:name="a137">
      <style:graphic-properties draw:fill="solid" draw:fill-color="#3fb700" draw:opacity="100%" draw:stroke="none"/>
    </style:style>
    <style:style style:family="graphic" style:name="a43">
      <style:graphic-properties draw:fill="solid" draw:fill-color="#000000" draw:opacity="100%" draw:stroke="none"/>
    </style:style>
    <style:style style:family="graphic" style:name="a1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4">
      <style:graphic-properties draw:fill="solid" draw:fill-color="#000000" draw:opacity="100%" draw:stroke="none"/>
    </style:style>
    <style:style style:family="graphic" style:name="a139">
      <style:graphic-properties style:wrap="parallel" style:wrap-contour="false" style:horizontal-rel="paragraph" style:vertical-rel="paragraph" style:horizontal-pos="from-left" style:vertical-pos="from-top"/>
    </style:style>
    <style:style style:family="graphic" style:name="a45">
      <style:graphic-properties draw:fill="solid" draw:fill-color="#000000" draw:opacity="100%" draw:stroke="none"/>
    </style:style>
    <style:style style:family="graphic" style:name="a46">
      <style:graphic-properties draw:fill="solid" draw:fill-color="#000000" draw:opacity="100%" draw:stroke="none"/>
    </style:style>
    <style:style style:family="graphic" style:name="a47">
      <style:graphic-properties draw:fill="solid" draw:fill-color="#000000" draw:opacity="100%" draw:stroke="none"/>
    </style:style>
    <style:style style:family="graphic" style:name="a48">
      <style:graphic-properties draw:fill="solid" draw:fill-color="#000000" draw:opacity="100%" draw:stroke="none"/>
    </style:style>
    <style:style style:family="graphic" style:name="a49">
      <style:graphic-properties draw:fill="solid" draw:fill-color="#000000" draw:opacity="100%" draw:stroke="none"/>
    </style:style>
    <style:style style:family="graphic" style:name="a90">
      <style:graphic-properties draw:fill="solid" draw:fill-color="#000000" draw:opacity="100%" draw:stroke="none"/>
    </style:style>
    <style:style style:family="graphic" style:name="a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2">
      <style:graphic-properties draw:fill="solid" draw:fill-color="#000000" draw:opacity="100%" draw:stroke="none"/>
    </style:style>
    <style:style style:family="graphic"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5">
      <style:graphic-properties draw:fill="solid" draw:fill-color="#000000" draw:opacity="100%" draw:stroke="none"/>
    </style:style>
    <style:style style:family="graphic" style:name="a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7">
      <style:graphic-properties draw:fill="solid" draw:fill-color="#000000" draw:opacity="100%" draw:stroke="none"/>
    </style:style>
    <style:style style:family="graphic" style:name="a98">
      <style:graphic-properties draw:fill="solid" draw:fill-color="#d80000" draw:opacity="100%" draw:stroke="none"/>
    </style:style>
    <style:style style:family="graphic" style:name="a99">
      <style:graphic-properties draw:fill="solid" draw:fill-color="#000000" draw:opacity="100%" draw:stroke="none"/>
    </style:style>
    <style:style style:family="graphic" style:name="a140">
      <style:graphic-properties draw:fill="none" draw:stroke="solid" svg:stroke-width="0.01042in" svg:stroke-color="#000000" svg:stroke-opacity="100%" draw:stroke-linejoin="round" svg:stroke-linecap="butt"/>
    </style:style>
    <style:style style:family="graphic" style:name="a141">
      <style:graphic-properties draw:fill="solid" draw:fill-color="#9eff3f" draw:opacity="100%" draw:stroke="none"/>
    </style:style>
    <style:style style:family="graphic" style:name="a142">
      <style:graphic-properties draw:fill="solid" draw:fill-color="#000000" draw:opacity="100%" draw:stroke="none"/>
    </style:style>
    <style:style style:family="graphic" style:name="a143">
      <style:graphic-properties draw:fill="solid" draw:fill-color="#9eff3f" draw:opacity="100%" draw:stroke="none"/>
    </style:style>
    <style:style style:family="graphic" style:name="a144">
      <style:graphic-properties draw:fill="solid" draw:fill-color="#9eff3f" draw:opacity="100%" draw:stroke="none"/>
    </style:style>
    <style:style style:family="graphic" style:name="a50">
      <style:graphic-properties draw:fill="solid" draw:fill-color="#000000" draw:opacity="100%" draw:stroke="none"/>
    </style:style>
    <style:style style:family="graphic" style:name="a145">
      <style:graphic-properties draw:fill="solid" draw:fill-color="#000000" draw:opacity="100%" draw:stroke="none"/>
    </style:style>
    <style:style style:family="graphic" style:name="a51">
      <style:graphic-properties draw:fill="solid" draw:fill-color="#000000" draw:opacity="100%" draw:stroke="none"/>
    </style:style>
    <style:style style:family="graphic" style:name="a146">
      <style:graphic-properties draw:fill="solid" draw:fill-color="#9eff3f" draw:opacity="100%" draw:stroke="none"/>
    </style:style>
    <style:style style:family="graphic" style:name="a52">
      <style:graphic-properties draw:fill="solid" draw:fill-color="#000000" draw:opacity="100%" draw:stroke="none"/>
    </style:style>
    <style:style style:family="graphic" style:name="a147">
      <style:graphic-properties draw:fill="solid" draw:fill-color="#9eff3f" draw:opacity="100%" draw:stroke="none"/>
    </style:style>
    <style:style style:family="graphic" style:name="a53">
      <style:graphic-properties draw:fill="solid" draw:fill-color="#000000" draw:opacity="100%" draw:stroke="none"/>
    </style:style>
    <style:style style:family="graphic" style:name="a148">
      <style:graphic-properties draw:fill="solid" draw:fill-color="#9eff3f" draw:opacity="100%" draw:stroke="none"/>
    </style:style>
    <style:style style:family="graphic" style:name="a54">
      <style:graphic-properties draw:fill="solid" draw:fill-color="#000000" draw:opacity="100%" draw:stroke="none"/>
    </style:style>
    <style:style style:family="graphic" style:name="a149">
      <style:graphic-properties draw:fill="solid" draw:fill-color="#9eff3f" draw:opacity="100%" draw:stroke="none"/>
    </style:style>
    <style:style style:family="graphic"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8">
      <style:graphic-properties draw:fill="solid" draw:fill-color="#000000" draw:opacity="100%" draw:stroke="none"/>
    </style:style>
    <style:style style:family="graphic" style:name="a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0">
      <style:graphic-properties draw:fill="solid" draw:fill-color="#000000" draw:opacity="100%" draw:stroke="none"/>
    </style:style>
    <style:style style:family="graphic" style:name="a1">
      <style:graphic-properties draw:fill="solid" draw:fill-color="#000000" draw:opacity="100%" draw:stroke="none"/>
    </style:style>
    <style:style style:family="graphic" style:name="a2">
      <style:graphic-properties draw:fill="solid" draw:fill-color="#000000" draw:opacity="100%" draw:stroke="none"/>
    </style:style>
    <style:style style:family="graphic" style:name="a3">
      <style:graphic-properties draw:fill="solid" draw:fill-color="#000000" draw:opacity="100%" draw:stroke="none"/>
    </style:style>
    <style:style style:family="graphic" style:name="a4">
      <style:graphic-properties draw:fill="solid" draw:fill-color="#000000" draw:opacity="100%" draw:stroke="none"/>
    </style:style>
    <style:style style:family="graphic" style:name="a100">
      <style:graphic-properties draw:fill="solid" draw:fill-color="#000000" draw:opacity="100%" draw:stroke="none"/>
    </style:style>
    <style:style style:family="graphic" style:name="a5">
      <style:graphic-properties draw:fill="solid" draw:fill-color="#000000" draw:opacity="100%" draw:stroke="none"/>
    </style:style>
    <style:style style:family="graphic" style:name="a101">
      <style:graphic-properties draw:fill="solid" draw:fill-color="#ffbf00" draw:opacity="100%" draw:stroke="none"/>
    </style:style>
    <style:style style:family="graphic" style:name="a6">
      <style:graphic-properties draw:fill="solid" draw:fill-color="#000000" draw:opacity="100%" draw:stroke="none"/>
    </style:style>
    <style:style style:family="graphic" style:name="a102">
      <style:graphic-properties draw:fill="solid" draw:fill-color="#00ffff" draw:opacity="100%" draw:stroke="none"/>
    </style:style>
    <style:style style:family="graphic" style:name="a7">
      <style:graphic-properties draw:fill="solid" draw:fill-color="#000000" draw:opacity="100%" draw:stroke="none"/>
    </style:style>
    <style:style style:family="graphic" style:name="a103">
      <style:graphic-properties draw:fill="solid" draw:fill-color="#000000" draw:opacity="100%" draw:stroke="none"/>
    </style:style>
    <style:style style:family="graphic" style:name="a8">
      <style:graphic-properties draw:fill="solid" draw:fill-color="#000000" draw:opacity="100%" draw:stroke="none"/>
    </style:style>
    <style:style style:family="graphic" style:name="a104">
      <style:graphic-properties draw:fill="solid" draw:fill-color="#000000" draw:opacity="100%" draw:stroke="none"/>
    </style:style>
    <style:style style:family="graphic" style:name="a9">
      <style:graphic-properties draw:fill="solid" draw:fill-color="#000000" draw:opacity="100%" draw:stroke="none"/>
    </style:style>
    <style:style style:family="graphic" style:name="a105">
      <style:graphic-properties draw:fill="solid" draw:fill-color="#ffffbf" draw:opacity="100%" draw:stroke="none"/>
    </style:style>
    <style:style style:family="graphic" style:name="a10">
      <style:graphic-properties draw:fill="solid" draw:fill-color="#000000" draw:opacity="100%" draw:stroke="none"/>
    </style:style>
    <style:style style:family="graphic" style:name="a106">
      <style:graphic-properties draw:fill="solid" draw:fill-color="#000000" draw:opacity="100%" draw:stroke="none"/>
    </style:style>
    <style:style style:family="graphic" style:name="a11">
      <style:graphic-properties draw:fill="solid" draw:fill-color="#000000" draw:opacity="100%" draw:stroke="none"/>
    </style:style>
    <style:style style:family="graphic" style:name="a107">
      <style:graphic-properties draw:fill="solid" draw:fill-color="#000000" draw:opacity="100%" draw:stroke="none"/>
    </style:style>
    <style:style style:family="graphic" style:name="a12">
      <style:graphic-properties draw:fill="solid" draw:fill-color="#000000" draw:opacity="100%" draw:stroke="none"/>
    </style:style>
    <style:style style:family="graphic" style:name="a108">
      <style:graphic-properties draw:fill="solid" draw:fill-color="#00ffff" draw:opacity="100%" draw:stroke="none"/>
    </style:style>
    <style:style style:family="graphic" style:name="a13">
      <style:graphic-properties draw:fill="solid" draw:fill-color="#000000" draw:opacity="100%" draw:stroke="none"/>
    </style:style>
    <style:style style:family="graphic" style:name="a109">
      <style:graphic-properties draw:fill="solid" draw:fill-color="#ffffbf" draw:opacity="100%" draw:stroke="none"/>
    </style:style>
    <style:style style:family="graphic" style:name="a14">
      <style:graphic-properties draw:fill="solid" draw:fill-color="#000000" draw:opacity="100%" draw:stroke="none"/>
    </style:style>
    <style:style style:family="graphic" style:name="a15">
      <style:graphic-properties draw:fill="solid" draw:fill-color="#000000" draw:opacity="100%" draw:stroke="none"/>
    </style:style>
    <style:style style:family="graphic" style:name="a16">
      <style:graphic-properties draw:fill="solid" draw:fill-color="#000000" draw:opacity="100%" draw:stroke="none"/>
    </style:style>
    <style:style style:family="graphic" style:name="a17">
      <style:graphic-properties draw:fill="solid" draw:fill-color="#000000" draw:opacity="100%" draw:stroke="none"/>
    </style:style>
    <style:style style:family="graphic" style:name="a18">
      <style:graphic-properties draw:fill="solid" draw:fill-color="#000000" draw:opacity="100%" draw:stroke="none"/>
    </style:style>
    <style:style style:family="graphic" style:name="a19">
      <style:graphic-properties draw:fill="solid" draw:fill-color="#000000" draw:opacity="100%" draw:stroke="none"/>
    </style:style>
    <style:style style:family="graphic" style:name="a150">
      <style:graphic-properties draw:fill="solid" draw:fill-color="#9eff3f" draw:opacity="100%" draw:stroke="none"/>
    </style:style>
    <style:style style:family="graphic" style:name="a151">
      <style:graphic-properties draw:fill="solid" draw:fill-color="#9eff3f" draw:opacity="100%" draw:stroke="none"/>
    </style:style>
    <style:style style:family="graphic" style:name="a152">
      <style:graphic-properties draw:fill="solid" draw:fill-color="#9eff3f" draw:opacity="100%" draw:stroke="none"/>
    </style:style>
    <style:style style:family="graphic" style:name="a153">
      <style:graphic-properties draw:fill="solid" draw:fill-color="#9eff3f" draw:opacity="100%" draw:stroke="none"/>
    </style:style>
    <style:style style:family="graphic" style:name="a154">
      <style:graphic-properties draw:fill="solid" draw:fill-color="#9eff3f" draw:opacity="100%" draw:stroke="none"/>
    </style:style>
    <style:style style:family="graphic"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5">
      <style:graphic-properties draw:fill="solid" draw:fill-color="#9eff3f" draw:opacity="100%" draw:stroke="none"/>
    </style:style>
    <style:style style:family="graphic"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6">
      <style:graphic-properties draw:fill="solid" draw:fill-color="#9eff3f" draw:opacity="100%" draw:stroke="none"/>
    </style:style>
    <style:style style:family="graphic" style:name="a62">
      <style:graphic-properties draw:fill="solid" draw:fill-color="#000000" draw:opacity="100%" draw:stroke="none"/>
    </style:style>
    <style:style style:family="graphic" style:name="a157">
      <style:graphic-properties draw:fill="solid" draw:fill-color="#9eff3f" draw:opacity="100%" draw:stroke="none"/>
    </style:style>
    <style:style style:family="graphic"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8">
      <style:graphic-properties draw:fill="solid" draw:fill-color="#9eff3f" draw:opacity="100%" draw:stroke="none"/>
    </style:style>
    <style:style style:family="graphic"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9">
      <style:graphic-properties draw:fill="solid" draw:fill-color="#000000" draw:opacity="100%" draw:stroke="none"/>
    </style:style>
    <style:style style:family="graphic" style:name="a65">
      <style:graphic-properties draw:fill="solid" draw:fill-color="#000000" draw:opacity="100%" draw:stroke="none"/>
    </style:style>
    <style:style style:family="graphic" style:name="a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8">
      <style:graphic-properties draw:fill="solid" draw:fill-color="#000000" draw:opacity="100%" draw:stroke="none"/>
    </style:style>
    <style:style style:family="graphic"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0">
      <style:graphic-properties draw:fill="solid" draw:fill-color="#00ffff" draw:opacity="100%" draw:stroke="none"/>
    </style:style>
    <style:style style:family="graphic" style:name="a111">
      <style:graphic-properties draw:fill="solid" draw:fill-color="#ffffbf" draw:opacity="100%" draw:stroke="none"/>
    </style:style>
    <style:style style:family="graphic" style:name="a112">
      <style:graphic-properties draw:fill="solid" draw:fill-color="#ffffbf" draw:opacity="100%" draw:stroke="none"/>
    </style:style>
    <style:style style:family="graphic" style:name="a113">
      <style:graphic-properties draw:fill="solid" draw:fill-color="#ffffbf" draw:opacity="100%" draw:stroke="none"/>
    </style:style>
    <style:style style:family="graphic" style:name="a114">
      <style:graphic-properties draw:fill="solid" draw:fill-color="#ffffbf" draw:opacity="100%" draw:stroke="none"/>
    </style:style>
    <style:style style:family="graphic" style:name="a20">
      <style:graphic-properties draw:fill="solid" draw:fill-color="#000000" draw:opacity="100%" draw:stroke="none"/>
    </style:style>
    <style:style style:family="graphic" style:name="a115">
      <style:graphic-properties draw:fill="solid" draw:fill-color="#ffffbf" draw:opacity="100%" draw:stroke="none"/>
    </style:style>
    <style:style style:family="graphic" style:name="a21">
      <style:graphic-properties draw:fill="solid" draw:fill-color="#000000" draw:opacity="100%" draw:stroke="none"/>
    </style:style>
    <style:style style:family="graphic" style:name="a116">
      <style:graphic-properties draw:fill="solid" draw:fill-color="#ffffbf" draw:opacity="100%" draw:stroke="none"/>
    </style:style>
    <style:style style:family="graphic" style:name="a22">
      <style:graphic-properties draw:fill="solid" draw:fill-color="#000000" draw:opacity="100%" draw:stroke="none"/>
    </style:style>
    <style:style style:family="graphic" style:name="a117">
      <style:graphic-properties draw:fill="solid" draw:fill-color="#ffffbf" draw:opacity="100%" draw:stroke="none"/>
    </style:style>
    <style:style style:family="graphic" style:name="a23">
      <style:graphic-properties draw:fill="solid" draw:fill-color="#000000" draw:opacity="100%" draw:stroke="none"/>
    </style:style>
    <style:style style:family="graphic" style:name="a118">
      <style:graphic-properties draw:fill="solid" draw:fill-color="#ffffbf" draw:opacity="100%" draw:stroke="none"/>
    </style:style>
    <style:style style:family="graphic" style:name="a24">
      <style:graphic-properties draw:fill="solid" draw:fill-color="#000000" draw:opacity="100%" draw:stroke="none"/>
    </style:style>
    <style:style style:family="graphic" style:name="a119">
      <style:graphic-properties draw:fill="solid" draw:fill-color="#ffffbf" draw:opacity="100%" draw:stroke="none"/>
    </style:style>
    <style:style style:family="graphic" style:name="a25">
      <style:graphic-properties draw:fill="solid" draw:fill-color="#000000" draw:opacity="100%" draw:stroke="none"/>
    </style:style>
    <style:style style:family="graphic" style:name="a26">
      <style:graphic-properties draw:fill="solid" draw:fill-color="#000000" draw:opacity="100%" draw:stroke="none"/>
    </style:style>
    <style:style style:family="graphic" style:name="a27">
      <style:graphic-properties style:wrap="parallel" style:wrap-contour="false" style:horizontal-rel="paragraph" style:vertical-rel="paragraph" style:horizontal-pos="from-left" style:vertical-pos="from-top"/>
    </style:style>
    <style:style style:family="graphic" style:name="a28">
      <style:graphic-properties draw:fill="solid" draw:fill-color="#000000" draw:opacity="100%" draw:stroke="none"/>
    </style:style>
    <style:style style:family="graphic" style:name="a29">
      <style:graphic-properties draw:fill="solid" draw:fill-color="#000000" draw:opacity="100%" draw:stroke="none"/>
    </style:style>
    <style:style style:family="graphic" style:name="a160">
      <style:graphic-properties draw:fill="solid" draw:fill-color="#9eff3f" draw:opacity="100%" draw:stroke="none"/>
    </style:style>
    <style:style style:family="graphic" style:name="a161">
      <style:graphic-properties draw:fill="solid" draw:fill-color="#9eff3f" draw:opacity="100%" draw:stroke="none"/>
    </style:style>
    <style:style style:family="graphic" style:name="a162">
      <style:graphic-properties draw:fill="solid" draw:fill-color="#000000" draw:opacity="100%" draw:stroke="none"/>
    </style:style>
    <style:style style:family="graphic" style:name="a163">
      <style:graphic-properties draw:fill="solid" draw:fill-color="#ffffff" draw:opacity="100%" draw:stroke="none"/>
    </style:style>
    <style:style style:family="graphic" style:name="a164">
      <style:graphic-properties draw:fill="solid" draw:fill-color="#000000" draw:opacity="100%" draw:stroke="none"/>
    </style:style>
    <style:style style:family="graphic" style:name="a70">
      <style:graphic-properties draw:fill="solid" draw:fill-color="#000000" draw:opacity="100%" draw:stroke="none"/>
    </style:style>
    <style:style style:family="graphic" style:name="a165">
      <style:graphic-properties draw:fill="solid" draw:fill-color="#000000" draw:opacity="100%" draw:stroke="none"/>
    </style:style>
    <style:style style:family="graphic"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6">
      <style:graphic-properties draw:fill="solid" draw:fill-color="#ffffff" draw:opacity="100%" draw:stroke="none"/>
    </style:style>
    <style:style style:family="graphic"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7">
      <style:graphic-properties draw:fill="solid" draw:fill-color="#000000" draw:opacity="100%" draw:stroke="none"/>
    </style:style>
    <style:style style:family="graphic" style:name="a73">
      <style:graphic-properties draw:fill="solid" draw:fill-color="#000000" draw:opacity="100%" draw:stroke="none"/>
    </style:style>
    <style:style style:family="graphic" style:name="a168">
      <style:graphic-properties draw:fill="solid" draw:fill-color="#000000" draw:opacity="100%" draw:stroke="none"/>
    </style:style>
    <style:style style:family="graphic"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5">
      <style:graphic-properties draw:fill="solid" draw:fill-color="#000000" draw:opacity="100%" draw:stroke="none"/>
    </style:style>
    <style:style style:family="graphic"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7">
      <style:graphic-properties draw:fill="solid" draw:fill-color="#000000" draw:opacity="100%" draw:stroke="none"/>
    </style:style>
    <style:style style:family="graphic" style:name="a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9">
      <style:graphic-properties draw:fill="solid" draw:fill-color="#000000" draw:opacity="100%" draw:stroke="none"/>
    </style:style>
    <style:style style:family="graphic" style:name="a120">
      <style:graphic-properties draw:fill="solid" draw:fill-color="#ffffbf" draw:opacity="100%" draw:stroke="none"/>
    </style:style>
    <style:style style:family="graphic" style:name="a121">
      <style:graphic-properties draw:fill="solid" draw:fill-color="#ffffbf" draw:opacity="100%" draw:stroke="none"/>
    </style:style>
  </office:automatic-styles>
  <office:body>
    <office:text text:use-soft-page-breaks="true">
      <text:p text:style-name="P1"><text:span text:style-name="T2">§7<text:s/></text:span><text:span text:style-name="T3"><text:tab/><text:s/></text:span><text:span text:style-name="T4"><text:tab/></text:span><text:span text:style-name="T5">НАУКА И МИР<text:s/></text:span></text:p>
      <text:p text:style-name="P6"><text:span text:style-name="T7"><text:s/></text:span></text:p>
      <text:p text:style-name="P8"><text:span text:style-name="T9">АСТЕРОИДНЫЕ ВОЙНЫ<text:s/></text:span></text:p>
      <text:p text:style-name="P10"><text:span text:style-name="T11">С</text:span><text:span text:style-name="T12">тыс. км от Земли. Космическая скала летела со стороны Солнца, и её заметили, когда она уже<text:s/></text:span><text:span text:style-name="T13"><text:s/></text:span><text:span text:style-name="T14">овсем недавно астероид размером с футбольное поле на скорости 10 км/с промчался всего в 75<text:s/></text:span></text:p>
      <text:p text:style-name="P15"><text:span text:style-name="T16">удалялась. Если бы астероид встретился с нашей планетой, то облака пыли надолго закрыли бы<text:s/></text:span></text:p>
      <text:p text:style-name="P17"><text:span text:style-name="T18">Солнце, что привело бы к изменению климата на нашей планете. Так огромное космическое тело примерно 65 млн. лет назад прервало эру динозавров.<text:s/></text:span></text:p>
      <text:p text:style-name="P19"><draw:g draw:z-index="251658240" draw:name="Group 2504" draw:id="id27" draw:style-name="a27" text:anchor-type="paragraph"><svg:title/><svg:desc/><draw:custom-shape svg:x="1.91424in" svg:y="-0.03643in" svg:width="0.01in" svg:height="0.18403in" draw:id="id0" draw:style-name="a0" draw:name="Shape 3046"><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1.91424in" svg:y="0.1476in" svg:width="0.01in" svg:height="0.1875in" draw:id="id1" draw:style-name="a1" draw:name="Shape 3047"><svg:title/><svg:desc/><draw:enhanced-geometry draw:type="non-primitive" svg:viewBox="0 0 9144 171450" draw:enhanced-path="M 0 0 L 9144 0 9144 171450 0 1714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71450"/><draw:equation draw:name="f8" draw:formula="0 / ?f6"/><draw:equation draw:name="f9" draw:formula="9144 / ?f6"/><draw:equation draw:name="f10" draw:formula="0 / ?f7"/><draw:equation draw:name="f11" draw:formula="171450 / ?f7"/></draw:enhanced-geometry></draw:custom-shape><draw:custom-shape svg:x="1.91424in" svg:y="0.3351in" svg:width="0.01in" svg:height="0.18403in" draw:id="id2" draw:style-name="a2" draw:name="Shape 3048"><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1.91424in" svg:y="0.51906in" svg:width="0.01in" svg:height="0.18438in" draw:id="id3" draw:style-name="a3" draw:name="Shape 3049"><svg:title/><svg:desc/><draw:enhanced-geometry draw:type="non-primitive" svg:viewBox="0 0 9144 168593" draw:enhanced-path="M 0 0 L 9144 0 9144 168593 0 168593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593"/><draw:equation draw:name="f8" draw:formula="0 / ?f6"/><draw:equation draw:name="f9" draw:formula="9144 / ?f6"/><draw:equation draw:name="f10" draw:formula="0 / ?f7"/><draw:equation draw:name="f11" draw:formula="168593 / ?f7"/></draw:enhanced-geometry></draw:custom-shape><draw:custom-shape svg:x="1.91424in" svg:y="0.70357in" svg:width="0.01in" svg:height="0.18403in" draw:id="id4" draw:style-name="a4" draw:name="Shape 3050"><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1.91424in" svg:y="0.8876in" svg:width="0.01in" svg:height="0.18403in" draw:id="id5" draw:style-name="a5" draw:name="Shape 3051"><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1.91424in" svg:y="1.07163in" svg:width="0.01in" svg:height="0.18403in" draw:id="id6" draw:style-name="a6" draw:name="Shape 3052"><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1.91424in" svg:y="1.25565in" svg:width="0.01in" svg:height="0.1875in" draw:id="id7" draw:style-name="a7" draw:name="Shape 3053"><svg:title/><svg:desc/><draw:enhanced-geometry draw:type="non-primitive" svg:viewBox="0 0 9144 171450" draw:enhanced-path="M 0 0 L 9144 0 9144 171450 0 1714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71450"/><draw:equation draw:name="f8" draw:formula="0 / ?f6"/><draw:equation draw:name="f9" draw:formula="9144 / ?f6"/><draw:equation draw:name="f10" draw:formula="0 / ?f7"/><draw:equation draw:name="f11" draw:formula="171450 / ?f7"/></draw:enhanced-geometry></draw:custom-shape><draw:custom-shape svg:x="1.91424in" svg:y="1.44315in" svg:width="0.01in" svg:height="0.18403in" draw:id="id8" draw:style-name="a8" draw:name="Shape 3054"><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1.91424in" svg:y="1.62711in" svg:width="0.01in" svg:height="0.18438in" draw:id="id9" draw:style-name="a9" draw:name="Shape 3055"><svg:title/><svg:desc/><draw:enhanced-geometry draw:type="non-primitive" svg:viewBox="0 0 9144 168593" draw:enhanced-path="M 0 0 L 9144 0 9144 168593 0 168593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593"/><draw:equation draw:name="f8" draw:formula="0 / ?f6"/><draw:equation draw:name="f9" draw:formula="9144 / ?f6"/><draw:equation draw:name="f10" draw:formula="0 / ?f7"/><draw:equation draw:name="f11" draw:formula="168593 / ?f7"/></draw:enhanced-geometry></draw:custom-shape><draw:custom-shape svg:x="1.91424in" svg:y="1.81149in" svg:width="0.01in" svg:height="0.18403in" draw:id="id10" draw:style-name="a10" draw:name="Shape 3056"><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1.91424in" svg:y="1.99551in" svg:width="0.01in" svg:height="0.18403in" draw:id="id11" draw:style-name="a11" draw:name="Shape 3057"><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1.91424in" svg:y="2.17954in" svg:width="0.01in" svg:height="0.18403in" draw:id="id12" draw:style-name="a12" draw:name="Shape 3058"><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1.91424in" svg:y="2.36357in" svg:width="0.01in" svg:height="0.1875in" draw:id="id13" draw:style-name="a13" draw:name="Shape 3059"><svg:title/><svg:desc/><draw:enhanced-geometry draw:type="non-primitive" svg:viewBox="0 0 9144 171450" draw:enhanced-path="M 0 0 L 9144 0 9144 171450 0 1714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71450"/><draw:equation draw:name="f8" draw:formula="0 / ?f6"/><draw:equation draw:name="f9" draw:formula="9144 / ?f6"/><draw:equation draw:name="f10" draw:formula="0 / ?f7"/><draw:equation draw:name="f11" draw:formula="171450 / ?f7"/></draw:enhanced-geometry></draw:custom-shape><draw:custom-shape svg:x="1.91424in" svg:y="2.55107in" svg:width="0.01in" svg:height="0.18403in" draw:id="id14" draw:style-name="a14" draw:name="Shape 3060"><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1.91424in" svg:y="2.7351in" svg:width="0.01in" svg:height="0.18403in" draw:id="id15" draw:style-name="a15" draw:name="Shape 3061"><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1.91424in" svg:y="2.91906in" svg:width="0.01in" svg:height="0.18437in" draw:id="id16" draw:style-name="a16" draw:name="Shape 3062"><svg:title/><svg:desc/><draw:enhanced-geometry draw:type="non-primitive" svg:viewBox="0 0 9144 168592" draw:enhanced-path="M 0 0 L 9144 0 9144 168592 0 16859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592"/><draw:equation draw:name="f8" draw:formula="0 / ?f6"/><draw:equation draw:name="f9" draw:formula="9144 / ?f6"/><draw:equation draw:name="f10" draw:formula="0 / ?f7"/><draw:equation draw:name="f11" draw:formula="168592 / ?f7"/></draw:enhanced-geometry></draw:custom-shape><draw:custom-shape svg:x="1.91424in" svg:y="3.10343in" svg:width="0.01in" svg:height="0.18403in" draw:id="id17" draw:style-name="a17" draw:name="Shape 3063"><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1.91424in" svg:y="3.28746in" svg:width="0.01in" svg:height="0.18403in" draw:id="id18" draw:style-name="a18" draw:name="Shape 3064"><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1.91424in" svg:y="3.47149in" svg:width="0.01in" svg:height="0.18403in" draw:id="id19" draw:style-name="a19" draw:name="Shape 3065"><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1.91424in" svg:y="3.65551in" svg:width="0.01in" svg:height="0.1875in" draw:id="id20" draw:style-name="a20" draw:name="Shape 3066"><svg:title/><svg:desc/><draw:enhanced-geometry draw:type="non-primitive" svg:viewBox="0 0 9144 171450" draw:enhanced-path="M 0 0 L 9144 0 9144 171450 0 1714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71450"/><draw:equation draw:name="f8" draw:formula="0 / ?f6"/><draw:equation draw:name="f9" draw:formula="9144 / ?f6"/><draw:equation draw:name="f10" draw:formula="0 / ?f7"/><draw:equation draw:name="f11" draw:formula="171450 / ?f7"/></draw:enhanced-geometry></draw:custom-shape><draw:custom-shape svg:x="1.91424in" svg:y="3.84301in" svg:width="0.01in" svg:height="0.18403in" draw:id="id21" draw:style-name="a21" draw:name="Shape 3067"><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1.91424in" svg:y="4.02711in" svg:width="0.01in" svg:height="0.18437in" draw:id="id22" draw:style-name="a22" draw:name="Shape 3068"><svg:title/><svg:desc/><draw:enhanced-geometry draw:type="non-primitive" svg:viewBox="0 0 9144 168592" draw:enhanced-path="M 0 0 L 9144 0 9144 168592 0 16859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592"/><draw:equation draw:name="f8" draw:formula="0 / ?f6"/><draw:equation draw:name="f9" draw:formula="9144 / ?f6"/><draw:equation draw:name="f10" draw:formula="0 / ?f7"/><draw:equation draw:name="f11" draw:formula="168592 / ?f7"/></draw:enhanced-geometry></draw:custom-shape><draw:custom-shape svg:x="1.91424in" svg:y="4.21149in" svg:width="0.01in" svg:height="0.18403in" draw:id="id23" draw:style-name="a23" draw:name="Shape 3069"><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1.91424in" svg:y="4.39551in" svg:width="0.01in" svg:height="0.18403in" draw:id="id24" draw:style-name="a24" draw:name="Shape 3070"><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1.91424in" svg:y="4.57954in" svg:width="0.01in" svg:height="0.18403in" draw:id="id25" draw:style-name="a25" draw:name="Shape 3071"><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1.91424in" svg:y="4.76357in" svg:width="0.01in" svg:height="0.1875in" draw:id="id26" draw:style-name="a26" draw:name="Shape 3072"><svg:title/><svg:desc/><draw:enhanced-geometry draw:type="non-primitive" svg:viewBox="0 0 9144 171450" draw:enhanced-path="M 0 0 L 9144 0 9144 171450 0 1714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71450"/><draw:equation draw:name="f8" draw:formula="0 / ?f6"/><draw:equation draw:name="f9" draw:formula="9144 / ?f6"/><draw:equation draw:name="f10" draw:formula="0 / ?f7"/><draw:equation draw:name="f11" draw:formula="171450 / ?f7"/></draw:enhanced-geometry></draw:custom-shape></draw:g><draw:g draw:z-index="251659264" draw:name="Group 2505" draw:id="id139" draw:style-name="a139" text:anchor-type="paragraph"><svg:title/><svg:desc/><draw:custom-shape svg:x="4.24521in" svg:y="-0.03643in" svg:width="0.01in" svg:height="0.18403in" draw:id="id28" draw:style-name="a28" draw:name="Shape 3100"><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24521in" svg:y="0.1476in" svg:width="0.01in" svg:height="0.1875in" draw:id="id29" draw:style-name="a29" draw:name="Shape 3101"><svg:title/><svg:desc/><draw:enhanced-geometry draw:type="non-primitive" svg:viewBox="0 0 9144 171450" draw:enhanced-path="M 0 0 L 9144 0 9144 171450 0 1714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71450"/><draw:equation draw:name="f8" draw:formula="0 / ?f6"/><draw:equation draw:name="f9" draw:formula="9144 / ?f6"/><draw:equation draw:name="f10" draw:formula="0 / ?f7"/><draw:equation draw:name="f11" draw:formula="171450 / ?f7"/></draw:enhanced-geometry></draw:custom-shape><draw:custom-shape svg:x="4.24521in" svg:y="0.3351in" svg:width="0.01in" svg:height="0.18403in" draw:id="id30" draw:style-name="a30" draw:name="Shape 3102"><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24521in" svg:y="0.51906in" svg:width="0.01in" svg:height="0.18438in" draw:id="id31" draw:style-name="a31" draw:name="Shape 3103"><svg:title/><svg:desc/><draw:enhanced-geometry draw:type="non-primitive" svg:viewBox="0 0 9144 168593" draw:enhanced-path="M 0 0 L 9144 0 9144 168593 0 168593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593"/><draw:equation draw:name="f8" draw:formula="0 / ?f6"/><draw:equation draw:name="f9" draw:formula="9144 / ?f6"/><draw:equation draw:name="f10" draw:formula="0 / ?f7"/><draw:equation draw:name="f11" draw:formula="168593 / ?f7"/></draw:enhanced-geometry></draw:custom-shape><draw:custom-shape svg:x="4.24521in" svg:y="0.70357in" svg:width="0.01in" svg:height="0.18403in" draw:id="id32" draw:style-name="a32" draw:name="Shape 3104"><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24521in" svg:y="0.8876in" svg:width="0.01in" svg:height="0.18403in" draw:id="id33" draw:style-name="a33" draw:name="Shape 3105"><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24521in" svg:y="1.07163in" svg:width="0.01in" svg:height="0.18403in" draw:id="id34" draw:style-name="a34" draw:name="Shape 3106"><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24521in" svg:y="1.25565in" svg:width="0.01in" svg:height="0.1875in" draw:id="id35" draw:style-name="a35" draw:name="Shape 3107"><svg:title/><svg:desc/><draw:enhanced-geometry draw:type="non-primitive" svg:viewBox="0 0 9144 171450" draw:enhanced-path="M 0 0 L 9144 0 9144 171450 0 1714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71450"/><draw:equation draw:name="f8" draw:formula="0 / ?f6"/><draw:equation draw:name="f9" draw:formula="9144 / ?f6"/><draw:equation draw:name="f10" draw:formula="0 / ?f7"/><draw:equation draw:name="f11" draw:formula="171450 / ?f7"/></draw:enhanced-geometry></draw:custom-shape><draw:custom-shape svg:x="4.24521in" svg:y="1.44315in" svg:width="0.01in" svg:height="0.18403in" draw:id="id36" draw:style-name="a36" draw:name="Shape 3108"><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24521in" svg:y="1.62711in" svg:width="0.01in" svg:height="0.18438in" draw:id="id37" draw:style-name="a37" draw:name="Shape 3109"><svg:title/><svg:desc/><draw:enhanced-geometry draw:type="non-primitive" svg:viewBox="0 0 9144 168593" draw:enhanced-path="M 0 0 L 9144 0 9144 168593 0 168593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593"/><draw:equation draw:name="f8" draw:formula="0 / ?f6"/><draw:equation draw:name="f9" draw:formula="9144 / ?f6"/><draw:equation draw:name="f10" draw:formula="0 / ?f7"/><draw:equation draw:name="f11" draw:formula="168593 / ?f7"/></draw:enhanced-geometry></draw:custom-shape><draw:custom-shape svg:x="4.24521in" svg:y="1.81149in" svg:width="0.01in" svg:height="0.18403in" draw:id="id38" draw:style-name="a38" draw:name="Shape 3110"><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24521in" svg:y="1.99551in" svg:width="0.01in" svg:height="0.18403in" draw:id="id39" draw:style-name="a39" draw:name="Shape 3111"><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24521in" svg:y="2.17954in" svg:width="0.01in" svg:height="0.18403in" draw:id="id40" draw:style-name="a40" draw:name="Shape 3112"><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24521in" svg:y="2.36357in" svg:width="0.01in" svg:height="0.1875in" draw:id="id41" draw:style-name="a41" draw:name="Shape 3113"><svg:title/><svg:desc/><draw:enhanced-geometry draw:type="non-primitive" svg:viewBox="0 0 9144 171450" draw:enhanced-path="M 0 0 L 9144 0 9144 171450 0 1714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71450"/><draw:equation draw:name="f8" draw:formula="0 / ?f6"/><draw:equation draw:name="f9" draw:formula="9144 / ?f6"/><draw:equation draw:name="f10" draw:formula="0 / ?f7"/><draw:equation draw:name="f11" draw:formula="171450 / ?f7"/></draw:enhanced-geometry></draw:custom-shape><draw:custom-shape svg:x="4.24521in" svg:y="2.55107in" svg:width="0.01in" svg:height="0.18403in" draw:id="id42" draw:style-name="a42" draw:name="Shape 3114"><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24521in" svg:y="2.7351in" svg:width="0.01in" svg:height="0.18403in" draw:id="id43" draw:style-name="a43" draw:name="Shape 3115"><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24521in" svg:y="2.91906in" svg:width="0.01in" svg:height="0.18437in" draw:id="id44" draw:style-name="a44" draw:name="Shape 3116"><svg:title/><svg:desc/><draw:enhanced-geometry draw:type="non-primitive" svg:viewBox="0 0 9144 168592" draw:enhanced-path="M 0 0 L 9144 0 9144 168592 0 16859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592"/><draw:equation draw:name="f8" draw:formula="0 / ?f6"/><draw:equation draw:name="f9" draw:formula="9144 / ?f6"/><draw:equation draw:name="f10" draw:formula="0 / ?f7"/><draw:equation draw:name="f11" draw:formula="168592 / ?f7"/></draw:enhanced-geometry></draw:custom-shape><draw:custom-shape svg:x="4.24521in" svg:y="3.10343in" svg:width="0.01in" svg:height="0.18403in" draw:id="id45" draw:style-name="a45" draw:name="Shape 3117"><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24521in" svg:y="3.28746in" svg:width="0.01in" svg:height="0.18403in" draw:id="id46" draw:style-name="a46" draw:name="Shape 3118"><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24521in" svg:y="3.47149in" svg:width="0.01in" svg:height="0.18403in" draw:id="id47" draw:style-name="a47" draw:name="Shape 3119"><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24521in" svg:y="3.65551in" svg:width="0.01in" svg:height="0.1875in" draw:id="id48" draw:style-name="a48" draw:name="Shape 3120"><svg:title/><svg:desc/><draw:enhanced-geometry draw:type="non-primitive" svg:viewBox="0 0 9144 171450" draw:enhanced-path="M 0 0 L 9144 0 9144 171450 0 1714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71450"/><draw:equation draw:name="f8" draw:formula="0 / ?f6"/><draw:equation draw:name="f9" draw:formula="9144 / ?f6"/><draw:equation draw:name="f10" draw:formula="0 / ?f7"/><draw:equation draw:name="f11" draw:formula="171450 / ?f7"/></draw:enhanced-geometry></draw:custom-shape><draw:custom-shape svg:x="4.24521in" svg:y="3.84301in" svg:width="0.01in" svg:height="0.18403in" draw:id="id49" draw:style-name="a49" draw:name="Shape 3121"><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24521in" svg:y="4.02711in" svg:width="0.01in" svg:height="0.18437in" draw:id="id50" draw:style-name="a50" draw:name="Shape 3122"><svg:title/><svg:desc/><draw:enhanced-geometry draw:type="non-primitive" svg:viewBox="0 0 9144 168592" draw:enhanced-path="M 0 0 L 9144 0 9144 168592 0 16859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592"/><draw:equation draw:name="f8" draw:formula="0 / ?f6"/><draw:equation draw:name="f9" draw:formula="9144 / ?f6"/><draw:equation draw:name="f10" draw:formula="0 / ?f7"/><draw:equation draw:name="f11" draw:formula="168592 / ?f7"/></draw:enhanced-geometry></draw:custom-shape><draw:custom-shape svg:x="4.24521in" svg:y="4.21149in" svg:width="0.01in" svg:height="0.18403in" draw:id="id51" draw:style-name="a51" draw:name="Shape 3123"><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24521in" svg:y="4.39551in" svg:width="0.01in" svg:height="0.18403in" draw:id="id52" draw:style-name="a52" draw:name="Shape 3124"><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24521in" svg:y="4.57954in" svg:width="0.01in" svg:height="0.18403in" draw:id="id53" draw:style-name="a53" draw:name="Shape 3125"><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24521in" svg:y="4.76357in" svg:width="0.01in" svg:height="0.1875in" draw:id="id54" draw:style-name="a54" draw:name="Shape 3126"><svg:title/><svg:desc/><draw:enhanced-geometry draw:type="non-primitive" svg:viewBox="0 0 9144 171450" draw:enhanced-path="M 0 0 L 9144 0 9144 171450 0 1714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71450"/><draw:equation draw:name="f8" draw:formula="0 / ?f6"/><draw:equation draw:name="f9" draw:formula="9144 / ?f6"/><draw:equation draw:name="f10" draw:formula="0 / ?f7"/><draw:equation draw:name="f11" draw:formula="171450 / ?f7"/></draw:enhanced-geometry></draw:custom-shape><draw:custom-shape svg:x="6.22374in" svg:y="0in" svg:width="0.41961in" svg:height="0.19807in" draw:id="id55" draw:style-name="a55" draw:name="Rectangle 325"><svg:title/><svg:desc/><text:p text:style-name="Normal"><text:span text:style-name="T20">них<text:s/></text:span></text:p><draw:enhanced-geometry draw:type="non-primitive" svg:viewBox="0 0 21600 21600" draw:enhanced-path="M 0 0 L 21600 0 21600 21600 0 21600 Z N"/></draw:custom-shape><draw:custom-shape svg:x="5.6509in" svg:y="0in" svg:width="0.29526in" svg:height="0.19807in" draw:id="id56" draw:style-name="a56" draw:name="Rectangle 324"><svg:title/><svg:desc/><text:p text:style-name="Normal"><text:span text:style-name="T21">на<text:s/></text:span></text:p><draw:enhanced-geometry draw:type="non-primitive" svg:viewBox="0 0 21600 21600" draw:enhanced-path="M 0 0 L 21600 0 21600 21600 0 21600 Z N"/></draw:custom-shape><draw:custom-shape svg:x="4.66174in" svg:y="0in" svg:width="0.84433in" svg:height="0.19807in" draw:id="id57" draw:style-name="a57" draw:name="Rectangle 323"><svg:title/><svg:desc/><text:p text:style-name="Normal"><text:span text:style-name="T22">Именно<text:s/></text:span></text:p><draw:enhanced-geometry draw:type="non-primitive" svg:viewBox="0 0 21600 21600" draw:enhanced-path="M 0 0 L 21600 0 21600 21600 0 21600 Z N"/></draw:custom-shape><draw:custom-shape svg:x="6.57604in" svg:y="-0.03643in" svg:width="0.01in" svg:height="0.18403in" draw:id="id58" draw:style-name="a58" draw:name="Shape 3127"><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66174in" svg:y="0.18403in" svg:width="1.14912in" svg:height="0.19807in" draw:id="id59" draw:style-name="a59" draw:name="Rectangle 330"><svg:title/><svg:desc/><text:p text:style-name="Normal"><text:span text:style-name="T23">размещено<text:s/></text:span></text:p><draw:enhanced-geometry draw:type="non-primitive" svg:viewBox="0 0 21600 21600" draw:enhanced-path="M 0 0 L 21600 0 21600 21600 0 21600 Z N"/></draw:custom-shape><draw:custom-shape svg:x="5.84857in" svg:y="0.18403in" svg:width="0.65325in" svg:height="0.19807in" draw:id="id60" draw:style-name="a60" draw:name="Rectangle 331"><svg:title/><svg:desc/><text:p text:style-name="Normal"><text:span text:style-name="T24">больш</text:span></text:p><draw:enhanced-geometry draw:type="non-primitive" svg:viewBox="0 0 21600 21600" draw:enhanced-path="M 0 0 L 21600 0 21600 21600 0 21600 Z N"/></draw:custom-shape><draw:custom-shape svg:x="6.33951in" svg:y="0.18403in" svg:width="0.26755in" svg:height="0.19807in" draw:id="id61" draw:style-name="a61" draw:name="Rectangle 150"><svg:title/><svg:desc/><text:p text:style-name="Normal"><text:span text:style-name="T25">ое<text:s/></text:span></text:p><draw:enhanced-geometry draw:type="non-primitive" svg:viewBox="0 0 21600 21600" draw:enhanced-path="M 0 0 L 21600 0 21600 21600 0 21600 Z N"/></draw:custom-shape><draw:custom-shape svg:x="6.57604in" svg:y="0.1476in" svg:width="0.01in" svg:height="0.1875in" draw:id="id62" draw:style-name="a62" draw:name="Shape 3128"><svg:title/><svg:desc/><draw:enhanced-geometry draw:type="non-primitive" svg:viewBox="0 0 9144 171450" draw:enhanced-path="M 0 0 L 9144 0 9144 171450 0 1714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71450"/><draw:equation draw:name="f8" draw:formula="0 / ?f6"/><draw:equation draw:name="f9" draw:formula="9144 / ?f6"/><draw:equation draw:name="f10" draw:formula="0 / ?f7"/><draw:equation draw:name="f11" draw:formula="171450 / ?f7"/></draw:enhanced-geometry></draw:custom-shape><draw:custom-shape svg:x="4.66174in" svg:y="0.37153in" svg:width="1.20875in" svg:height="0.19807in" draw:id="id63" draw:style-name="a63" draw:name="Rectangle 334"><svg:title/><svg:desc/><text:p text:style-name="Normal"><text:span text:style-name="T26">количество<text:s/></text:span></text:p><draw:enhanced-geometry draw:type="non-primitive" svg:viewBox="0 0 21600 21600" draw:enhanced-path="M 0 0 L 21600 0 21600 21600 0 21600 Z N"/></draw:custom-shape><draw:custom-shape svg:x="5.98774in" svg:y="0.37153in" svg:width="0.7335in" svg:height="0.19807in" draw:id="id64" draw:style-name="a64" draw:name="Rectangle 335"><svg:title/><svg:desc/><text:p text:style-name="Normal"><text:span text:style-name="T27">систем<text:s/></text:span></text:p><draw:enhanced-geometry draw:type="non-primitive" svg:viewBox="0 0 21600 21600" draw:enhanced-path="M 0 0 L 21600 0 21600 21600 0 21600 Z N"/></draw:custom-shape><draw:custom-shape svg:x="6.57604in" svg:y="0.3351in" svg:width="0.01in" svg:height="0.18403in" draw:id="id65" draw:style-name="a65" draw:name="Shape 3129"><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66174in" svg:y="0.55597in" svg:width="0.66456in" svg:height="0.19807in" draw:id="id66" draw:style-name="a66" draw:name="Rectangle 339"><svg:title/><svg:desc/><text:p text:style-name="Normal"><text:span text:style-name="T28">связи,<text:s/></text:span></text:p><draw:enhanced-geometry draw:type="non-primitive" svg:viewBox="0 0 21600 21600" draw:enhanced-path="M 0 0 L 21600 0 21600 21600 0 21600 Z N"/></draw:custom-shape><draw:custom-shape svg:x="5.64424in" svg:y="0.55597in" svg:width="1.19013in" svg:height="0.19807in" draw:id="id67" draw:style-name="a67" draw:name="Rectangle 340"><svg:title/><svg:desc/><text:p text:style-name="Normal"><text:span text:style-name="T29">навигации,<text:s/></text:span></text:p><draw:enhanced-geometry draw:type="non-primitive" svg:viewBox="0 0 21600 21600" draw:enhanced-path="M 0 0 L 21600 0 21600 21600 0 21600 Z N"/></draw:custom-shape><draw:custom-shape svg:x="6.57604in" svg:y="0.51906in" svg:width="0.01in" svg:height="0.18438in" draw:id="id68" draw:style-name="a68" draw:name="Shape 3130"><svg:title/><svg:desc/><draw:enhanced-geometry draw:type="non-primitive" svg:viewBox="0 0 9144 168593" draw:enhanced-path="M 0 0 L 9144 0 9144 168593 0 168593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593"/><draw:equation draw:name="f8" draw:formula="0 / ?f6"/><draw:equation draw:name="f9" draw:formula="9144 / ?f6"/><draw:equation draw:name="f10" draw:formula="0 / ?f7"/><draw:equation draw:name="f11" draw:formula="168593 / ?f7"/></draw:enhanced-geometry></draw:custom-shape><draw:custom-shape svg:x="4.66174in" svg:y="0.74in" svg:width="1.01989in" svg:height="0.19807in" draw:id="id69" draw:style-name="a69" draw:name="Rectangle 156"><svg:title/><svg:desc/><text:p text:style-name="Normal"><text:span text:style-name="T30">разведки,<text:s/></text:span></text:p><draw:enhanced-geometry draw:type="non-primitive" svg:viewBox="0 0 21600 21600" draw:enhanced-path="M 0 0 L 21600 0 21600 21600 0 21600 Z N"/></draw:custom-shape><draw:custom-shape svg:x="6.57604in" svg:y="0.70357in" svg:width="0.01in" svg:height="0.18403in" draw:id="id70" draw:style-name="a70" draw:name="Shape 3131"><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6.41407in" svg:y="0.92403in" svg:width="0.16625in" svg:height="0.19807in" draw:id="id71" draw:style-name="a71" draw:name="Rectangle 347"><svg:title/><svg:desc/><text:p text:style-name="Normal"><text:span text:style-name="T31">о<text:s/></text:span></text:p><draw:enhanced-geometry draw:type="non-primitive" svg:viewBox="0 0 21600 21600" draw:enhanced-path="M 0 0 L 21600 0 21600 21600 0 21600 Z N"/></draw:custom-shape><draw:custom-shape svg:x="4.66174in" svg:y="0.92403in" svg:width="1.72058in" svg:height="0.19807in" draw:id="id72" draw:style-name="a72" draw:name="Rectangle 346"><svg:title/><svg:desc/><text:p text:style-name="Normal"><text:span text:style-name="T32">предупреждения<text:s/></text:span></text:p><draw:enhanced-geometry draw:type="non-primitive" svg:viewBox="0 0 21600 21600" draw:enhanced-path="M 0 0 L 21600 0 21600 21600 0 21600 Z N"/></draw:custom-shape><draw:custom-shape svg:x="6.57604in" svg:y="0.8876in" svg:width="0.01in" svg:height="0.18403in" draw:id="id73" draw:style-name="a73" draw:name="Shape 3132"><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66174in" svg:y="1.10806in" svg:width="2.49574in" svg:height="0.19807in" draw:id="id74" draw:style-name="a74" draw:name="Rectangle 160"><svg:title/><svg:desc/><text:p text:style-name="Normal"><text:span text:style-name="T33">ракетном нападении и<text:s/></text:span></text:p><draw:enhanced-geometry draw:type="non-primitive" svg:viewBox="0 0 21600 21600" draw:enhanced-path="M 0 0 L 21600 0 21600 21600 0 21600 Z N"/></draw:custom-shape><draw:custom-shape svg:x="6.57604in" svg:y="1.07163in" svg:width="0.01in" svg:height="0.18403in" draw:id="id75" draw:style-name="a75" draw:name="Shape 3133"><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66174in" svg:y="1.29208in" svg:width="0.79822in" svg:height="0.19807in" draw:id="id76" draw:style-name="a76" draw:name="Rectangle 162"><svg:title/><svg:desc/><text:p text:style-name="Normal"><text:span text:style-name="T34">других.<text:s/></text:span></text:p><draw:enhanced-geometry draw:type="non-primitive" svg:viewBox="0 0 21600 21600" draw:enhanced-path="M 0 0 L 21600 0 21600 21600 0 21600 Z N"/></draw:custom-shape><draw:custom-shape svg:x="6.57604in" svg:y="1.25565in" svg:width="0.01in" svg:height="0.1875in" draw:id="id77" draw:style-name="a77" draw:name="Shape 3134"><svg:title/><svg:desc/><draw:enhanced-geometry draw:type="non-primitive" svg:viewBox="0 0 9144 171450" draw:enhanced-path="M 0 0 L 9144 0 9144 171450 0 1714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71450"/><draw:equation draw:name="f8" draw:formula="0 / ?f6"/><draw:equation draw:name="f9" draw:formula="9144 / ?f6"/><draw:equation draw:name="f10" draw:formula="0 / ?f7"/><draw:equation draw:name="f11" draw:formula="171450 / ?f7"/></draw:enhanced-geometry></draw:custom-shape><draw:custom-shape svg:x="4.66174in" svg:y="1.47958in" svg:width="1.76713in" svg:height="0.19807in" draw:id="id78" draw:style-name="a78" draw:name="Rectangle 164"><svg:title/><svg:desc/><text:p text:style-name="Normal"><text:span text:style-name="T35">Национальными<text:s/></text:span></text:p><draw:enhanced-geometry draw:type="non-primitive" svg:viewBox="0 0 21600 21600" draw:enhanced-path="M 0 0 L 21600 0 21600 21600 0 21600 Z N"/></draw:custom-shape><draw:custom-shape svg:x="6.57604in" svg:y="1.44315in" svg:width="0.01in" svg:height="0.18403in" draw:id="id79" draw:style-name="a79" draw:name="Shape 3135"><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66174in" svg:y="1.66389in" svg:width="2.49663in" svg:height="0.19807in" draw:id="id80" draw:style-name="a80" draw:name="Rectangle 166"><svg:title/><svg:desc/><text:p text:style-name="Normal"><text:span text:style-name="T36">службами проверяется<text:s/></text:span></text:p><draw:enhanced-geometry draw:type="non-primitive" svg:viewBox="0 0 21600 21600" draw:enhanced-path="M 0 0 L 21600 0 21600 21600 0 21600 Z N"/></draw:custom-shape><draw:custom-shape svg:x="6.57604in" svg:y="1.62711in" svg:width="0.01in" svg:height="0.18438in" draw:id="id81" draw:style-name="a81" draw:name="Shape 3136"><svg:title/><svg:desc/><draw:enhanced-geometry draw:type="non-primitive" svg:viewBox="0 0 9144 168593" draw:enhanced-path="M 0 0 L 9144 0 9144 168593 0 168593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593"/><draw:equation draw:name="f8" draw:formula="0 / ?f6"/><draw:equation draw:name="f9" draw:formula="9144 / ?f6"/><draw:equation draw:name="f10" draw:formula="0 / ?f7"/><draw:equation draw:name="f11" draw:formula="168593 / ?f7"/></draw:enhanced-geometry></draw:custom-shape><draw:custom-shape svg:x="4.66174in" svg:y="1.84792in" svg:width="1.2318in" svg:height="0.19807in" draw:id="id82" draw:style-name="a82" draw:name="Rectangle 168"><svg:title/><svg:desc/><text:p text:style-name="Normal"><text:span text:style-name="T37">соблюдение<text:s/></text:span></text:p><draw:enhanced-geometry draw:type="non-primitive" svg:viewBox="0 0 21600 21600" draw:enhanced-path="M 0 0 L 21600 0 21600 21600 0 21600 Z N"/></draw:custom-shape><draw:custom-shape svg:x="6.57604in" svg:y="1.81149in" svg:width="0.01in" svg:height="0.18403in" draw:id="id83" draw:style-name="a83" draw:name="Shape 3137"><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66174in" svg:y="2.03195in" svg:width="1.68445in" svg:height="0.19807in" draw:id="id84" draw:style-name="a84" draw:name="Rectangle 170"><svg:title/><svg:desc/><text:p text:style-name="Normal"><text:span text:style-name="T38">международных<text:s/></text:span></text:p><draw:enhanced-geometry draw:type="non-primitive" svg:viewBox="0 0 21600 21600" draw:enhanced-path="M 0 0 L 21600 0 21600 21600 0 21600 Z N"/></draw:custom-shape><draw:custom-shape svg:x="6.57604in" svg:y="1.99551in" svg:width="0.01in" svg:height="0.18403in" draw:id="id85" draw:style-name="a85" draw:name="Shape 3138"><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66174in" svg:y="2.21597in" svg:width="1.07508in" svg:height="0.19807in" draw:id="id86" draw:style-name="a86" draw:name="Rectangle 356"><svg:title/><svg:desc/><text:p text:style-name="Normal"><text:span text:style-name="T39">договоров<text:s/></text:span></text:p><draw:enhanced-geometry draw:type="non-primitive" svg:viewBox="0 0 21600 21600" draw:enhanced-path="M 0 0 L 21600 0 21600 21600 0 21600 Z N"/></draw:custom-shape><draw:custom-shape svg:x="6.33157in" svg:y="2.21597in" svg:width="0.27708in" svg:height="0.19807in" draw:id="id87" draw:style-name="a87" draw:name="Rectangle 357"><svg:title/><svg:desc/><text:p text:style-name="Normal"><text:span text:style-name="T40">об<text:s/></text:span></text:p><draw:enhanced-geometry draw:type="non-primitive" svg:viewBox="0 0 21600 21600" draw:enhanced-path="M 0 0 L 21600 0 21600 21600 0 21600 Z N"/></draw:custom-shape><draw:custom-shape svg:x="6.57604in" svg:y="2.17954in" svg:width="0.01in" svg:height="0.18403in" draw:id="id88" draw:style-name="a88" draw:name="Shape 3139"><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66174in" svg:y="2.4in" svg:width="1.57782in" svg:height="0.19807in" draw:id="id89" draw:style-name="a89" draw:name="Rectangle 174"><svg:title/><svg:desc/><text:p text:style-name="Normal"><text:span text:style-name="T41">использовании<text:s/></text:span></text:p><draw:enhanced-geometry draw:type="non-primitive" svg:viewBox="0 0 21600 21600" draw:enhanced-path="M 0 0 L 21600 0 21600 21600 0 21600 Z N"/></draw:custom-shape><draw:custom-shape svg:x="6.57604in" svg:y="2.36357in" svg:width="0.01in" svg:height="0.1875in" draw:id="id90" draw:style-name="a90" draw:name="Shape 3140"><svg:title/><svg:desc/><draw:enhanced-geometry draw:type="non-primitive" svg:viewBox="0 0 9144 171450" draw:enhanced-path="M 0 0 L 9144 0 9144 171450 0 1714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71450"/><draw:equation draw:name="f8" draw:formula="0 / ?f6"/><draw:equation draw:name="f9" draw:formula="9144 / ?f6"/><draw:equation draw:name="f10" draw:formula="0 / ?f7"/><draw:equation draw:name="f11" draw:formula="171450 / ?f7"/></draw:enhanced-geometry></draw:custom-shape><draw:custom-shape svg:x="4.66174in" svg:y="2.5875in" svg:width="1.44394in" svg:height="0.19807in" draw:id="id91" draw:style-name="a91" draw:name="Rectangle 176"><svg:title/><svg:desc/><text:p text:style-name="Normal"><text:span text:style-name="T42">космического<text:s/></text:span></text:p><draw:enhanced-geometry draw:type="non-primitive" svg:viewBox="0 0 21600 21600" draw:enhanced-path="M 0 0 L 21600 0 21600 21600 0 21600 Z N"/></draw:custom-shape><draw:custom-shape svg:x="6.57604in" svg:y="2.55107in" svg:width="0.01in" svg:height="0.18403in" draw:id="id92" draw:style-name="a92" draw:name="Shape 3141"><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66174in" svg:y="2.77153in" svg:width="1.42532in" svg:height="0.19807in" draw:id="id93" draw:style-name="a93" draw:name="Rectangle 178"><svg:title/><svg:desc/><text:p text:style-name="Normal"><text:span text:style-name="T43">пространства.</text:span></text:p><draw:enhanced-geometry draw:type="non-primitive" svg:viewBox="0 0 21600 21600" draw:enhanced-path="M 0 0 L 21600 0 21600 21600 0 21600 Z N"/></draw:custom-shape><draw:custom-shape svg:x="5.7316in" svg:y="2.7359in" svg:width="0.05542in" svg:height="0.24538in" draw:id="id94" draw:style-name="a94" draw:name="Rectangle 179"><svg:title/><svg:desc/><text:p text:style-name="Normal"><text:span text:style-name="T44"><text:s/></text:span></text:p><draw:enhanced-geometry draw:type="non-primitive" svg:viewBox="0 0 21600 21600" draw:enhanced-path="M 0 0 L 21600 0 21600 21600 0 21600 Z N"/></draw:custom-shape><draw:custom-shape svg:x="6.57604in" svg:y="2.7351in" svg:width="0.01in" svg:height="0.18403in" draw:id="id95" draw:style-name="a95" draw:name="Shape 3142"><svg:title/><svg:desc/><draw:enhanced-geometry draw:type="non-primitive" svg:viewBox="0 0 9144 168275" draw:enhanced-path="M 0 0 L 9144 0 9144 168275 0 1682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275"/><draw:equation draw:name="f8" draw:formula="0 / ?f6"/><draw:equation draw:name="f9" draw:formula="9144 / ?f6"/><draw:equation draw:name="f10" draw:formula="0 / ?f7"/><draw:equation draw:name="f11" draw:formula="168275 / ?f7"/></draw:enhanced-geometry></draw:custom-shape><draw:custom-shape svg:x="4.66174in" svg:y="2.92021in" svg:width="0.05542in" svg:height="0.24538in" draw:id="id96" draw:style-name="a96" draw:name="Rectangle 181"><svg:title/><svg:desc/><text:p text:style-name="Normal"><text:span text:style-name="T45"><text:s/></text:span></text:p><draw:enhanced-geometry draw:type="non-primitive" svg:viewBox="0 0 21600 21600" draw:enhanced-path="M 0 0 L 21600 0 21600 21600 0 21600 Z N"/></draw:custom-shape><draw:custom-shape svg:x="6.57604in" svg:y="2.91906in" svg:width="0.01in" svg:height="0.18437in" draw:id="id97" draw:style-name="a97" draw:name="Shape 3143"><svg:title/><svg:desc/><draw:enhanced-geometry draw:type="non-primitive" svg:viewBox="0 0 9144 168592" draw:enhanced-path="M 0 0 L 9144 0 9144 168592 0 16859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68592"/><draw:equation draw:name="f8" draw:formula="0 / ?f6"/><draw:equation draw:name="f9" draw:formula="9144 / ?f6"/><draw:equation draw:name="f10" draw:formula="0 / ?f7"/><draw:equation draw:name="f11" draw:formula="168592 / ?f7"/></draw:enhanced-geometry></draw:custom-shape><draw:custom-shape svg:x="4.66104in" svg:y="3.10347in" svg:width="1.83687in" svg:height="1.83493in" draw:id="id98" draw:style-name="a98" draw:name="Shape 183"><svg:title/><svg:desc/><draw:enhanced-geometry draw:type="non-primitive" svg:viewBox="0 0 1679631 1677859" draw:enhanced-path="M 0 0 L 1679631 0 1679631 1677859 0 1677859 0 5561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79631"/><draw:equation draw:name="f7" draw:formula="?f4 / 1677859"/><draw:equation draw:name="f8" draw:formula="0 / ?f6"/><draw:equation draw:name="f9" draw:formula="1679631 / ?f6"/><draw:equation draw:name="f10" draw:formula="0 / ?f7"/><draw:equation draw:name="f11" draw:formula="1677859 / ?f7"/></draw:enhanced-geometry></draw:custom-shape><draw:custom-shape svg:x="5.86911in" svg:y="3.98515in" svg:width="0.6288in" svg:height="0.83781in" draw:id="id99" draw:style-name="a99" draw:name="Shape 184"><svg:title/><svg:desc/><draw:enhanced-geometry draw:type="non-primitive" svg:viewBox="0 0 574977 766096" draw:enhanced-path="M 146804 0 L 215014 0 248772 836 282181 1684 315822 3368 348652 5900 381249 7584 414078 10105 446907 13473 478693 16005 511522 19373 543539 21894 574977 25213 574977 741668 553633 741668 547716 742516 542611 742516 536696 743352 531707 744200 496326 749252 462916 753468 430899 757674 398882 760201 368605 762727 338560 763569 309095 765253 280441 765252 250976 766096 192278 766096 162001 765252 131955 765252 99938 764410 32841 764410 23584 688890 15162 615068 7575 542081 2529 469094 0 396096 1682 323109 6740 249286 17691 174615 20208 156926 23583 136716 27795 113417 32005 88992 35938 64566 39302 41824 41831 21057 42666 4204 78013 2520 112583 836 1468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4977"/><draw:equation draw:name="f7" draw:formula="?f4 / 766096"/><draw:equation draw:name="f8" draw:formula="0 / ?f6"/><draw:equation draw:name="f9" draw:formula="574977 / ?f6"/><draw:equation draw:name="f10" draw:formula="0 / ?f7"/><draw:equation draw:name="f11" draw:formula="766096 / ?f7"/></draw:enhanced-geometry></draw:custom-shape><draw:custom-shape svg:x="4.78047in" svg:y="3.1034in" svg:width="1.54973in" svg:height="0.75894in" draw:id="id100" draw:style-name="a100" draw:name="Shape 185"><svg:title/><svg:desc/><draw:enhanced-geometry draw:type="non-primitive" svg:viewBox="0 0 1417071 693978" draw:enhanced-path="M 0 0 L 1417071 0 1411154 171317 1404426 386886 1397698 581409 1395262 690610 1383430 689762 1370785 688926 1358140 688926 1345844 688078 1319743 688078 1307099 687242 1295266 686394 1258260 683873 1221487 682189 1184366 680505 1147360 679657 1110587 679657 1073465 678821 1036436 678821 999663 679657 962611 680505 926395 681341 889621 682189 852569 683025 815506 684709 778732 685557 741680 687241 704907 688078 667843 689762 631627 690610 594853 691457 557801 693142 520750 693142 483976 693978 409014 693978 372240 693142 335188 692294 298125 691457 261351 689762 223453 687241 186401 684709 148780 681341 111729 677137 98249 675453 85616 674605 72148 674605 59515 675453 47161 675453 33693 676289 21060 677137 7580 677137 7580 510930 10109 339730 10109 16794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17071"/><draw:equation draw:name="f7" draw:formula="?f4 / 693978"/><draw:equation draw:name="f8" draw:formula="0 / ?f6"/><draw:equation draw:name="f9" draw:formula="1417071 / ?f6"/><draw:equation draw:name="f10" draw:formula="0 / ?f7"/><draw:equation draw:name="f11" draw:formula="693978 / ?f7"/></draw:enhanced-geometry></draw:custom-shape><draw:custom-shape svg:x="4.72613in" svg:y="3.92375in" svg:width="1.0868in" svg:height="1.01465in" draw:id="id101" draw:style-name="a101" draw:name="Shape 186"><svg:title/><svg:desc/><draw:enhanced-geometry draw:type="non-primitive" svg:viewBox="0 0 993773 927793" draw:enhanced-path="M 972718 0 L 993773 0 992926 117344 987033 233281 976929 349777 964575 465436 951095 581385 935933 696197 921619 812134 908986 927793 68219 927793 54742 813819 42109 701249 29476 589806 18528 478072 9264 366630 2527 254060 0 140921 842 24983 86745 24983 107521 25831 148784 25831 169839 26667 211101 26667 231031 27515 291678 27515 311886 28352 432601 28352 452809 27515 494072 27515 514291 26667 535346 25831 555276 24983 576330 24147 597385 23578 619275 22742 640330 21894 661953 20210 683008 18526 703216 16842 724271 14321 745326 12637 766102 10953 786311 9269 807365 7585 828420 5900 848628 5052 869405 3368 889624 2532 910667 1684 931722 836 952777 836 97271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3773"/><draw:equation draw:name="f7" draw:formula="?f4 / 927793"/><draw:equation draw:name="f8" draw:formula="0 / ?f6"/><draw:equation draw:name="f9" draw:formula="993773 / ?f6"/><draw:equation draw:name="f10" draw:formula="0 / ?f7"/><draw:equation draw:name="f11" draw:formula="927793 / ?f7"/></draw:enhanced-geometry></draw:custom-shape><draw:custom-shape svg:x="5.01748in" svg:y="4.10457in" svg:width="0.58054in" svg:height="0.10439in" draw:id="id102" draw:style-name="a102" draw:name="Shape 187"><svg:title/><svg:desc/><draw:enhanced-geometry draw:type="non-primitive" svg:viewBox="0 0 530849 95450" draw:enhanced-path="M 530849 0 L 530849 95450 0 83660 0 14879 53084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0849"/><draw:equation draw:name="f7" draw:formula="?f4 / 95450"/><draw:equation draw:name="f8" draw:formula="0 / ?f6"/><draw:equation draw:name="f9" draw:formula="530849 / ?f6"/><draw:equation draw:name="f10" draw:formula="0 / ?f7"/><draw:equation draw:name="f11" draw:formula="95450 / ?f7"/></draw:enhanced-geometry></draw:custom-shape><draw:custom-shape svg:x="5.54951in" svg:y="4.09075in" svg:width="0.12281in" svg:height="0.13294in" draw:id="id103" draw:style-name="a103" draw:name="Shape 188"><svg:title/><svg:desc/><draw:enhanced-geometry draw:type="non-primitive" svg:viewBox="0 0 112293 121560" draw:enhanced-path="M 112293 0 L 112293 121560 0 116507 0 6737 11229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2293"/><draw:equation draw:name="f7" draw:formula="?f4 / 121560"/><draw:equation draw:name="f8" draw:formula="0 / ?f6"/><draw:equation draw:name="f9" draw:formula="112293 / ?f6"/><draw:equation draw:name="f10" draw:formula="0 / ?f7"/><draw:equation draw:name="f11" draw:formula="121560 / ?f7"/></draw:enhanced-geometry></draw:custom-shape><draw:custom-shape svg:x="4.87963in" svg:y="4.08247in" svg:width="0.1489in" svg:height="0.10008in" draw:id="id104" draw:style-name="a104" draw:name="Shape 189"><svg:title/><svg:desc/><draw:enhanced-geometry draw:type="non-primitive" svg:viewBox="0 0 136154 91512" draw:enhanced-path="M 12633 0 L 42957 0 42957 35088 56425 35088 56425 47725 42957 47725 42957 50245 43792 53613 43792 57829 59800 57829 65693 56982 65693 51093 136154 51093 136154 91512 65693 91512 65693 85623 58107 85623 50532 86460 43792 86460 37052 85623 30324 84776 24419 82243 19373 78039 15162 72987 12633 66250 11786 59514 11786 47725 0 47725 0 35088 12633 35088 1263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6154"/><draw:equation draw:name="f7" draw:formula="?f4 / 91512"/><draw:equation draw:name="f8" draw:formula="0 / ?f6"/><draw:equation draw:name="f9" draw:formula="136154 / ?f6"/><draw:equation draw:name="f10" draw:formula="0 / ?f7"/><draw:equation draw:name="f11" draw:formula="91512 / ?f7"/></draw:enhanced-geometry></draw:custom-shape><draw:custom-shape svg:x="4.96038in" svg:y="4.12545in" svg:width="0.04697in" svg:height="0.03868in" draw:id="id105" draw:style-name="a105" draw:name="Shape 190"><svg:title/><svg:desc/><draw:enhanced-geometry draw:type="non-primitive" svg:viewBox="0 0 42945 35367" draw:enhanced-path="M 21890 0 L 30312 1684 37052 5052 41263 10941 42945 17678 41263 24414 37052 30314 30312 33682 21890 35367 13468 33682 5893 30314 1682 24414 0 17678 1682 10941 5893 5052 13468 1684 218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945"/><draw:equation draw:name="f7" draw:formula="?f4 / 35367"/><draw:equation draw:name="f8" draw:formula="0 / ?f6"/><draw:equation draw:name="f9" draw:formula="42945 / ?f6"/><draw:equation draw:name="f10" draw:formula="0 / ?f7"/><draw:equation draw:name="f11" draw:formula="35367 / ?f7"/></draw:enhanced-geometry></draw:custom-shape><draw:custom-shape svg:x="4.94687in" svg:y="4.19607in" svg:width="0.44638in" svg:height="0.63948in" draw:id="id106" draw:style-name="a106" draw:name="Shape 191"><svg:title/><svg:desc/><draw:enhanced-geometry draw:type="non-primitive" svg:viewBox="0 0 408174 584743" draw:enhanced-path="M 193136 0 L 218402 0 218402 58108 246753 58108 246753 85612 234967 85612 408174 534497 382908 537017 215038 94881 215038 584743 192289 584743 192289 94881 24976 531964 0 529444 171234 85612 160295 85612 160295 58108 193136 58108 19313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8174"/><draw:equation draw:name="f7" draw:formula="?f4 / 584743"/><draw:equation draw:name="f8" draw:formula="0 / ?f6"/><draw:equation draw:name="f9" draw:formula="408174 / ?f6"/><draw:equation draw:name="f10" draw:formula="0 / ?f7"/><draw:equation draw:name="f11" draw:formula="584743 / ?f7"/></draw:enhanced-geometry></draw:custom-shape><draw:custom-shape svg:x="5.04879in" svg:y="4.1933in" svg:width="0.01934in" svg:height="0.05158in" draw:id="id107" draw:style-name="a107" draw:name="Shape 3144"><svg:title/><svg:desc/><draw:enhanced-geometry draw:type="non-primitive" svg:viewBox="0 0 17686 47161" draw:enhanced-path="M 0 0 L 17686 0 17686 47161 0 4716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686"/><draw:equation draw:name="f7" draw:formula="?f4 / 47161"/><draw:equation draw:name="f8" draw:formula="0 / ?f6"/><draw:equation draw:name="f9" draw:formula="17686 / ?f6"/><draw:equation draw:name="f10" draw:formula="0 / ?f7"/><draw:equation draw:name="f11" draw:formula="47161 / ?f7"/></draw:enhanced-geometry></draw:custom-shape><draw:custom-shape svg:x="4.98985in" svg:y="4.21816in" svg:width="0.1406in" svg:height="0.02763in" draw:id="id108" draw:style-name="a108" draw:name="Shape 3145"><svg:title/><svg:desc/><draw:enhanced-geometry draw:type="non-primitive" svg:viewBox="0 0 128568 25266" draw:enhanced-path="M 0 0 L 128568 0 128568 25266 0 2526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8568"/><draw:equation draw:name="f7" draw:formula="?f4 / 25266"/><draw:equation draw:name="f8" draw:formula="0 / ?f6"/><draw:equation draw:name="f9" draw:formula="128568 / ?f6"/><draw:equation draw:name="f10" draw:formula="0 / ?f7"/><draw:equation draw:name="f11" draw:formula="25266 / ?f7"/></draw:enhanced-geometry></draw:custom-shape><draw:custom-shape svg:x="5.54951in" svg:y="4.09628in" svg:width="0.03286in" svg:height="0.12373in" draw:id="id109" draw:style-name="a109" draw:name="Shape 194"><svg:title/><svg:desc/><draw:enhanced-geometry draw:type="non-primitive" svg:viewBox="0 0 30045 113139" draw:enhanced-path="M 30045 0 L 30045 113139 0 111455 0 1684 3004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45"/><draw:equation draw:name="f7" draw:formula="?f4 / 113139"/><draw:equation draw:name="f8" draw:formula="0 / ?f6"/><draw:equation draw:name="f9" draw:formula="30045 / ?f6"/><draw:equation draw:name="f10" draw:formula="0 / ?f7"/><draw:equation draw:name="f11" draw:formula="113139 / ?f7"/></draw:enhanced-geometry></draw:custom-shape><draw:custom-shape svg:x="6.24215in" svg:y="3.1034in" svg:width="0.08804in" svg:height="0.75526in" draw:id="id110" draw:style-name="a110" draw:name="Shape 195"><svg:title/><svg:desc/><draw:enhanced-geometry draw:type="non-primitive" svg:viewBox="0 0 80507 690609" draw:enhanced-path="M 0 0 L 80507 0 76331 156101 68790 363307 62062 561199 58699 690609 53594 689761 49418 689761 44314 688925 20765 688925 11716 516041 4176 343911 0 17213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507"/><draw:equation draw:name="f7" draw:formula="?f4 / 690609"/><draw:equation draw:name="f8" draw:formula="0 / ?f6"/><draw:equation draw:name="f9" draw:formula="80507 / ?f6"/><draw:equation draw:name="f10" draw:formula="0 / ?f7"/><draw:equation draw:name="f11" draw:formula="690609 / ?f7"/></draw:enhanced-geometry></draw:custom-shape><draw:custom-shape svg:x="5.1415in" svg:y="3.1584in" svg:width="0.84984in" svg:height="0.56517in" draw:id="id111" draw:style-name="a111" draw:name="Shape 196"><svg:title/><svg:desc/><draw:enhanced-geometry draw:type="non-primitive" svg:viewBox="0 0 777092 516796" draw:enhanced-path="M 357085 0 L 382073 1626 407338 4994 432604 10104 451130 17654 468809 28572 485375 42974 500537 58886 515698 77238 529167 95705 541800 114288 553597 131943 567065 156914 574652 183860 578863 212200 578016 240889 572123 266905 562019 291064 547693 312203 528331 327302 518227 333225 506430 338220 493797 344143 481442 348324 467974 353435 453659 357384 439333 360752 425018 363191 409868 365747 395541 368302 381226 369115 353721 369115 341088 367489 328456 365747 317505 362378 303190 357384 289710 348324 277924 335781 267820 320565 259676 303724 252937 286883 247879 270274 245361 255988 240304 279566 238621 302911 240304 326489 247043 348324 254619 364120 263887 379220 274548 393506 286346 406979 298979 418826 313294 428930 329291 436248 346134 441242 366354 444610 386284 446353 406492 446353 426700 443797 446919 440429 466292 435435 485375 429744 503901 422194 522438 413831 540964 404540 558643 394435 576334 383401 593735 371670 610579 359823 626587 347511 642584 334851 654371 323934 664475 311274 672896 297801 679636 283747 684694 268648 688058 253433 688058 236591 686376 220679 682165 207438 676272 193152 667850 177937 656899 161096 645113 144254 632480 127762 619001 110920 605532 94892 592053 79677 579698 65391 567912 52150 556961 41232 548539 31940 542646 25204 539271 21022 538435 20210 544328 21022 555279 24391 570441 29501 587285 35308 603004 42045 618165 47969 629105 53079 634162 55518 644267 63997 655217 71314 666168 79677 677107 88155 688058 96518 699009 104997 709682 113359 720621 122651 730690 131943 739970 141699 748438 151804 755979 162838 762707 173756 768623 185603 772800 198146 775352 211387 777092 234152 776164 258543 771987 283747 766071 309648 757719 334852 746698 357384 734054 376664 719785 392693 702095 406979 683847 420568 663639 433693 642584 446353 620683 458083 597110 469071 573805 479187 549386 488444 524956 496865 500537 503601 475549 508375 451130 512591 426700 515112 403128 516796 380391 515959 357932 513427 337713 507539 319187 496029 300661 480023 284664 460639 269502 440429 255465 419639 243668 398616 232728 380033 224306 361565 220095 343330 217567 323121 219249 302098 222613 282121 228517 262724 236939 244257 247879 227416 252937 214756 259676 204070 268655 193965 280453 185603 292239 177937 306554 172943 321716 169575 337713 168645 356238 170387 373929 174569 388813 182234 402281 191410 414067 203257 422489 216382 427546 230784 429228 246696 428393 257730 425864 267835 421654 277940 416596 286883 409868 295361 402281 302911 393024 308835 382908 314642 396388 313016 409020 310461 422489 307093 435122 303724 448601 298730 460387 292806 473020 286070 484540 278752 498854 266905 508112 252619 514016 236591 516534 219750 515698 201515 510641 183047 503065 164464 492961 145997 481442 129387 468809 113359 455341 99073 441861 86413 426700 76308 410702 68759 393024 63184 373082 60628 350345 59815 327608 60628 304872 63184 282970 67133 262205 72127 241150 79677 220931 88155 202405 98260 183879 109178 166188 122651 149634 136937 133626 151804 119311 168645 106678 187229 94045 206625 83941 227416 78048 244257 75519 262724 75519 281308 79730 297800 84776 308834 91516 321378 100785 334851 110889 349254 121839 364120 134472 379220 146259 394435 158891 409534 171246 423936 183032 436247 193983 448908 203252 459825 210827 469071 216720 475819 220931 480871 221778 483392 219249 483392 212509 480023 203252 474135 189772 465749 174610 455644 158056 443797 139519 430673 120157 416270 100785 401171 81412 385143 62886 369115 45485 353435 30323 338220 16844 323121 6740 309647 0 296988 847 278752 5058 256801 10104 234152 17691 210807 26948 187229 37063 165277 48849 146810 60357 131130 77201 113359 95727 96518 115946 80606 137001 66203 158891 53079 182197 41232 205769 30314 230200 21022 255465 13473 280453 7550 305707 3368 331819 813 3570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77092"/><draw:equation draw:name="f7" draw:formula="?f4 / 516796"/><draw:equation draw:name="f8" draw:formula="0 / ?f6"/><draw:equation draw:name="f9" draw:formula="777092 / ?f6"/><draw:equation draw:name="f10" draw:formula="0 / ?f7"/><draw:equation draw:name="f11" draw:formula="516796 / ?f7"/></draw:enhanced-geometry></draw:custom-shape><draw:custom-shape svg:x="4.93212in" svg:y="3.2054in" svg:width="0.39205in" svg:height="0.59063in" draw:id="id112" draw:style-name="a112" draw:name="Shape 197"><svg:title/><svg:desc/><draw:enhanced-geometry draw:type="non-primitive" svg:viewBox="0 0 358489 540072" draw:enhanced-path="M 231035 0 L 232728 0 233564 813 233564 3368 232728 4182 215885 16841 199876 29966 184714 45181 169564 60280 156084 76309 143451 93150 131944 110572 120993 129039 111736 147623 103314 167019 96574 186880 90681 207090 86470 228229 83941 249019 83094 270042 83941 291877 88152 319404 96574 343795 108360 367373 124369 388163 142616 408373 163659 426097 186408 443786 211674 460627 220931 466249 229353 472137 237775 478038 245918 483926 254340 488978 262762 494043 270337 499095 278759 503300 287181 508352 294768 512568 303190 515936 312447 519304 320869 522673 330138 525193 340242 527725 350346 529409 353432 531094 356807 533614 358489 536703 358489 540072 354278 540072 342771 538388 325080 535867 302343 531094 275395 524357 245071 515936 212509 505832 179668 494043 145980 479722 113418 464564 83094 447154 56147 426944 33410 405934 16009 382588 4211 357268 0 329509 847 306279 5058 282702 11798 259124 21055 234965 32563 211387 46042 187809 61204 164464 77201 141699 94892 119864 113418 98725 132791 78864 151873 59467 172081 42626 191454 26598 210827 12544 230200 813 2310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8489"/><draw:equation draw:name="f7" draw:formula="?f4 / 540072"/><draw:equation draw:name="f8" draw:formula="0 / ?f6"/><draw:equation draw:name="f9" draw:formula="358489 / ?f6"/><draw:equation draw:name="f10" draw:formula="0 / ?f7"/><draw:equation draw:name="f11" draw:formula="540072 / ?f7"/></draw:enhanced-geometry></draw:custom-shape><draw:custom-shape svg:x="5.79358in" svg:y="3.2336in" svg:width="0.38222in" svg:height="0.55445in" draw:id="id113" draw:style-name="a113" draw:name="Shape 198"><svg:title/><svg:desc/><draw:enhanced-geometry draw:type="non-primitive" svg:viewBox="0 0 349498 506993" draw:enhanced-path="M 218413 0 L 220037 0 220966 813 235234 13473 248690 26946 260523 41232 272355 55634 282448 71314 291728 87343 300893 103255 310173 120212 321657 144254 332677 170387 341030 197334 346946 225673 349498 253549 349498 280495 344394 305467 335230 329044 322585 349254 309361 368302 293352 385956 276531 401996 257971 417165 238598 431474 218413 443832 196836 455621 174912 465726 152174 474994 129438 482567 105831 490151 82537 496040 58953 500256 36216 504461 12633 506993 8422 506993 4211 505309 1682 501941 0 497724 0 493520 2529 490151 5057 486783 9268 485099 29476 480047 49685 474994 68211 469094 86748 463194 104149 455621 120993 448037 136978 438780 152174 429790 167255 418849 180828 407060 194284 394435 207741 380962 220037 365747 231870 350067 243702 332412 254607 313829 266439 290251 278156 266093 288248 240889 296716 215569 302633 191410 304257 167019 302633 145183 296716 125206 289176 108365 280708 92337 272355 75495 263075 60629 252982 45530 241962 30314 230246 16841 217601 4181 216673 3368 216673 1742 217601 813 2184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9498"/><draw:equation draw:name="f7" draw:formula="?f4 / 506993"/><draw:equation draw:name="f8" draw:formula="0 / ?f6"/><draw:equation draw:name="f9" draw:formula="349498 / ?f6"/><draw:equation draw:name="f10" draw:formula="0 / ?f7"/><draw:equation draw:name="f11" draw:formula="506993 / ?f7"/></draw:enhanced-geometry></draw:custom-shape><draw:custom-shape svg:x="4.85292in" svg:y="3.21086in" svg:width="0.14705in" svg:height="0.28249in" draw:id="id114" draw:style-name="a114" draw:name="Shape 199"><svg:title/><svg:desc/><draw:enhanced-geometry draw:type="non-primitive" svg:viewBox="0 0 134461 258310" draw:enhanced-path="M 131932 0 L 133626 0 133626 813 134461 1742 134461 3368 133626 4181 110877 24158 90948 46110 72422 68759 56424 93730 43792 119863 34523 149365 28630 181073 26948 216498 26948 238914 26101 252387 23572 258310 20208 251574 15997 237288 12633 222305 10104 213942 4211 184441 835 158656 0 136704 835 117308 3364 101396 7575 88155 13468 77237 21055 67132 30312 58654 41263 51104 53049 43555 66529 36005 80844 29269 96852 20790 113406 11847 131097 813 13193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4461"/><draw:equation draw:name="f7" draw:formula="?f4 / 258310"/><draw:equation draw:name="f8" draw:formula="0 / ?f6"/><draw:equation draw:name="f9" draw:formula="134461 / ?f6"/><draw:equation draw:name="f10" draw:formula="0 / ?f7"/><draw:equation draw:name="f11" draw:formula="258310 / ?f7"/></draw:enhanced-geometry></draw:custom-shape><draw:custom-shape svg:x="4.87502in" svg:y="3.6981in" svg:width="0.04698in" svg:height="0.03837in" draw:id="id115" draw:style-name="a115" draw:name="Shape 200"><svg:title/><svg:desc/><draw:enhanced-geometry draw:type="non-primitive" svg:viewBox="0 0 42956 35088" draw:enhanced-path="M 21902 0 L 30324 1684 37052 5052 41263 10674 42956 17411 41263 24147 37052 30036 30324 33404 21902 35088 13480 33404 5893 30036 1682 24147 0 17411 1682 10674 5893 5052 13480 1684 2190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956"/><draw:equation draw:name="f7" draw:formula="?f4 / 35088"/><draw:equation draw:name="f8" draw:formula="0 / ?f6"/><draw:equation draw:name="f9" draw:formula="42956 / ?f6"/><draw:equation draw:name="f10" draw:formula="0 / ?f7"/><draw:equation draw:name="f11" draw:formula="35088 / ?f7"/></draw:enhanced-geometry></draw:custom-shape><draw:custom-shape svg:x="6.14117in" svg:y="3.23271in" svg:width="0.04656in" svg:height="0.03861in" draw:id="id116" draw:style-name="a116" draw:name="Shape 201"><svg:title/><svg:desc/><draw:enhanced-geometry draw:type="non-primitive" svg:viewBox="0 0 42573 35309" draw:enhanced-path="M 21576 0 L 30045 1626 36773 4994 40949 10918 42573 17654 40949 24391 36773 30314 30045 33683 21576 35309 13109 33683 6380 30314 1624 24391 0 17654 1624 10918 6380 4994 13109 1626 2157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573"/><draw:equation draw:name="f7" draw:formula="?f4 / 35309"/><draw:equation draw:name="f8" draw:formula="0 / ?f6"/><draw:equation draw:name="f9" draw:formula="42573 / ?f6"/><draw:equation draw:name="f10" draw:formula="0 / ?f7"/><draw:equation draw:name="f11" draw:formula="35309 / ?f7"/></draw:enhanced-geometry></draw:custom-shape><draw:custom-shape svg:x="5.92774in" svg:y="3.19613in" svg:width="0.04609in" svg:height="0.03938in" draw:id="id117" draw:style-name="a117" draw:name="Shape 202"><svg:title/><svg:desc/><draw:enhanced-geometry draw:type="non-primitive" svg:viewBox="0 0 42144 36006" draw:enhanced-path="M 21031 0 L 29500 1742 36228 5111 40405 10918 42144 18583 40405 25320 36228 30895 29500 34263 21031 36006 12679 34263 5951 30895 1682 25320 0 18583 1682 10918 5951 5111 12679 1742 2103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44"/><draw:equation draw:name="f7" draw:formula="?f4 / 36006"/><draw:equation draw:name="f8" draw:formula="0 / ?f6"/><draw:equation draw:name="f9" draw:formula="42144 / ?f6"/><draw:equation draw:name="f10" draw:formula="0 / ?f7"/><draw:equation draw:name="f11" draw:formula="36006 / ?f7"/></draw:enhanced-geometry></draw:custom-shape><draw:custom-shape svg:x="5.40983in" svg:y="3.72542in" svg:width="0.04666in" svg:height="0.03869in" draw:id="id118" draw:style-name="a118" draw:name="Shape 203"><svg:title/><svg:desc/><draw:enhanced-geometry draw:type="non-primitive" svg:viewBox="0 0 42666 35378" draw:enhanced-path="M 21890 0 L 30033 1684 36773 5052 40984 10953 42666 17689 40984 24426 36773 30326 30033 33694 21890 35378 13468 33694 6728 30326 1682 24426 0 17689 1682 10953 6728 5052 13468 1684 218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666"/><draw:equation draw:name="f7" draw:formula="?f4 / 35378"/><draw:equation draw:name="f8" draw:formula="0 / ?f6"/><draw:equation draw:name="f9" draw:formula="42666 / ?f6"/><draw:equation draw:name="f10" draw:formula="0 / ?f7"/><draw:equation draw:name="f11" draw:formula="35378 / ?f7"/></draw:enhanced-geometry></draw:custom-shape><draw:custom-shape svg:x="4.95792in" svg:y="3.75858in" svg:width="0.04666in" svg:height="0.03929in" draw:id="id119" draw:style-name="a119" draw:name="Shape 204"><svg:title/><svg:desc/><draw:enhanced-geometry draw:type="non-primitive" svg:viewBox="0 0 42667 35924" draw:enhanced-path="M 21612 0 L 30034 1684 36773 5052 40984 10941 42667 17678 40984 24414 36773 30035 30034 34240 21612 35924 13190 34240 5615 30035 1682 24414 0 17678 1682 10941 5615 5052 13190 1684 2161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667"/><draw:equation draw:name="f7" draw:formula="?f4 / 35924"/><draw:equation draw:name="f8" draw:formula="0 / ?f6"/><draw:equation draw:name="f9" draw:formula="42667 / ?f6"/><draw:equation draw:name="f10" draw:formula="0 / ?f7"/><draw:equation draw:name="f11" draw:formula="35924 / ?f7"/></draw:enhanced-geometry></draw:custom-shape><draw:custom-shape svg:x="5.24435in" svg:y="3.15192in" svg:width="0.04698in" svg:height="0.03963in" draw:id="id120" draw:style-name="a120" draw:name="Shape 205"><svg:title/><svg:desc/><draw:enhanced-geometry draw:type="non-primitive" svg:viewBox="0 0 42957 36237" draw:enhanced-path="M 21902 0 L 30324 1742 37052 5110 41263 10917 42957 18583 41263 25319 37052 31127 30324 34495 21902 36237 13480 34495 6740 31127 1682 25319 0 18583 1682 10917 6740 5110 13480 1742 2190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957"/><draw:equation draw:name="f7" draw:formula="?f4 / 36237"/><draw:equation draw:name="f8" draw:formula="0 / ?f6"/><draw:equation draw:name="f9" draw:formula="42957 / ?f6"/><draw:equation draw:name="f10" draw:formula="0 / ?f7"/><draw:equation draw:name="f11" draw:formula="36237 / ?f7"/></draw:enhanced-geometry></draw:custom-shape><draw:custom-shape svg:x="6.09321in" svg:y="3.74476in" svg:width="0.04694in" svg:height="0.03868in" draw:id="id121" draw:style-name="a121" draw:name="Shape 206"><svg:title/><svg:desc/><draw:enhanced-geometry draw:type="non-primitive" svg:viewBox="0 0 42921 35366" draw:enhanced-path="M 21925 0 L 30277 1684 37122 5052 41297 10952 42921 17689 41297 24426 37122 30314 30277 33682 21925 35366 13457 33682 6728 30314 1740 24426 0 17689 1740 10952 6728 5052 13457 1684 219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921"/><draw:equation draw:name="f7" draw:formula="?f4 / 35366"/><draw:equation draw:name="f8" draw:formula="0 / ?f6"/><draw:equation draw:name="f9" draw:formula="42921 / ?f6"/><draw:equation draw:name="f10" draw:formula="0 / ?f7"/><draw:equation draw:name="f11" draw:formula="35366 / ?f7"/></draw:enhanced-geometry></draw:custom-shape><draw:custom-shape svg:x="6.07482in" svg:y="3.15561in" svg:width="0.04694in" svg:height="0.03874in" draw:id="id122" draw:style-name="a122" draw:name="Shape 207"><svg:title/><svg:desc/><draw:enhanced-geometry draw:type="non-primitive" svg:viewBox="0 0 42921 35425" draw:enhanced-path="M 21925 0 L 30277 1742 37005 5111 41297 10918 42921 17654 41297 24391 37005 30314 30277 33682 21925 35425 13457 33682 6728 30314 1624 24391 0 17654 1624 10918 6728 5111 13457 1742 219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921"/><draw:equation draw:name="f7" draw:formula="?f4 / 35425"/><draw:equation draw:name="f8" draw:formula="0 / ?f6"/><draw:equation draw:name="f9" draw:formula="42921 / ?f6"/><draw:equation draw:name="f10" draw:formula="0 / ?f7"/><draw:equation draw:name="f11" draw:formula="35425 / ?f7"/></draw:enhanced-geometry></draw:custom-shape><draw:custom-shape svg:x="6.03054in" svg:y="3.38717in" svg:width="0.04707in" svg:height="0.03836in" draw:id="id123" draw:style-name="a123" draw:name="Shape 208"><svg:title/><svg:desc/><draw:enhanced-geometry draw:type="non-primitive" svg:viewBox="0 0 43038 35076" draw:enhanced-path="M 21925 0 L 30393 1626 37122 4762 41298 10569 43038 17306 41298 24042 37122 29966 30393 33334 21925 35076 13573 33334 6728 29966 1740 24042 0 17306 1740 10569 6728 4762 13573 1626 2192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038"/><draw:equation draw:name="f7" draw:formula="?f4 / 35076"/><draw:equation draw:name="f8" draw:formula="0 / ?f6"/><draw:equation draw:name="f9" draw:formula="43038 / ?f6"/><draw:equation draw:name="f10" draw:formula="0 / ?f7"/><draw:equation draw:name="f11" draw:formula="35076 / ?f7"/></draw:enhanced-geometry></draw:custom-shape><draw:custom-shape svg:x="5.30514in" svg:y="3.41079in" svg:width="0.04666in" svg:height="0.0395in" draw:id="id124" draw:style-name="a124" draw:name="Shape 209"><svg:title/><svg:desc/><draw:enhanced-geometry draw:type="non-primitive" svg:viewBox="0 0 42666 36122" draw:enhanced-path="M 21611 0 L 30033 1626 36773 4995 40984 10918 42666 18467 40984 25204 36773 31128 30033 34496 21611 36122 13190 34496 6728 31128 1682 25204 0 18467 1682 10918 6728 4995 13190 1626 2161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666"/><draw:equation draw:name="f7" draw:formula="?f4 / 36122"/><draw:equation draw:name="f8" draw:formula="0 / ?f6"/><draw:equation draw:name="f9" draw:formula="42666 / ?f6"/><draw:equation draw:name="f10" draw:formula="0 / ?f7"/><draw:equation draw:name="f11" draw:formula="36122 / ?f7"/></draw:enhanced-geometry></draw:custom-shape><draw:custom-shape svg:x="4.86305in" svg:y="3.15561in" svg:width="0.04698in" svg:height="0.03874in" draw:id="id125" draw:style-name="a125" draw:name="Shape 210"><svg:title/><svg:desc/><draw:enhanced-geometry draw:type="non-primitive" svg:viewBox="0 0 42956 35425" draw:enhanced-path="M 21055 0 L 29476 1742 36216 5110 41274 10918 42956 17654 41274 24391 36216 30314 29476 33682 21055 35425 12633 33682 5893 30314 1682 24391 0 17654 1682 10918 5893 5110 12633 1742 2105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956"/><draw:equation draw:name="f7" draw:formula="?f4 / 35425"/><draw:equation draw:name="f8" draw:formula="0 / ?f6"/><draw:equation draw:name="f9" draw:formula="42956 / ?f6"/><draw:equation draw:name="f10" draw:formula="0 / ?f7"/><draw:equation draw:name="f11" draw:formula="35425 / ?f7"/></draw:enhanced-geometry></draw:custom-shape><draw:custom-shape svg:x="5.11756in" svg:y="3.13567in" svg:width="0.04697in" svg:height="0.03925in" draw:id="id126" draw:style-name="a126" draw:name="Shape 211"><svg:title/><svg:desc/><draw:enhanced-geometry draw:type="non-primitive" svg:viewBox="0 0 42945 35890" draw:enhanced-path="M 21890 0 L 30312 1742 37052 5111 41263 10918 42945 18235 41263 24972 37052 30895 30312 34263 21890 35890 13468 34263 6728 30895 1682 24972 0 18235 1682 10918 6728 5111 13468 1742 218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945"/><draw:equation draw:name="f7" draw:formula="?f4 / 35890"/><draw:equation draw:name="f8" draw:formula="0 / ?f6"/><draw:equation draw:name="f9" draw:formula="42945 / ?f6"/><draw:equation draw:name="f10" draw:formula="0 / ?f7"/><draw:equation draw:name="f11" draw:formula="35890 / ?f7"/></draw:enhanced-geometry></draw:custom-shape><draw:custom-shape svg:x="5.51913in" svg:y="3.26586in" svg:width="0.04666in" svg:height="0.03861in" draw:id="id127" draw:style-name="a127" draw:name="Shape 212"><svg:title/><svg:desc/><draw:enhanced-geometry draw:type="non-primitive" svg:viewBox="0 0 42667 35309" draw:enhanced-path="M 21055 0 L 29477 1626 35927 4994 40985 10918 42667 17654 40985 24391 35927 30314 29477 33682 21055 35309 12633 33682 5893 30314 1682 24391 0 17654 1682 10918 5893 4994 12633 1626 2105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667"/><draw:equation draw:name="f7" draw:formula="?f4 / 35309"/><draw:equation draw:name="f8" draw:formula="0 / ?f6"/><draw:equation draw:name="f9" draw:formula="42667 / ?f6"/><draw:equation draw:name="f10" draw:formula="0 / ?f7"/><draw:equation draw:name="f11" draw:formula="35309 / ?f7"/></draw:enhanced-geometry></draw:custom-shape><draw:custom-shape svg:x="5.6671in" svg:y="3.77239in" svg:width="0.04666in" svg:height="0.0393in" draw:id="id128" draw:style-name="a128" draw:name="Shape 213"><svg:title/><svg:desc/><draw:enhanced-geometry draw:type="non-primitive" svg:viewBox="0 0 42667 35936" draw:enhanced-path="M 21611 0 L 30033 1684 36773 5052 40984 10952 42667 17411 40984 24147 36773 30036 30033 34252 21611 35936 13190 34252 6450 30036 1682 24147 0 17411 1682 10952 6450 5052 13190 1684 2161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667"/><draw:equation draw:name="f7" draw:formula="?f4 / 35936"/><draw:equation draw:name="f8" draw:formula="0 / ?f6"/><draw:equation draw:name="f9" draw:formula="42667 / ?f6"/><draw:equation draw:name="f10" draw:formula="0 / ?f7"/><draw:equation draw:name="f11" draw:formula="35936 / ?f7"/></draw:enhanced-geometry></draw:custom-shape><draw:custom-shape svg:x="5.49149in" svg:y="3.77239in" svg:width="0.04697in" svg:height="0.03839in" draw:id="id129" draw:style-name="a129" draw:name="Shape 214"><svg:title/><svg:desc/><draw:enhanced-geometry draw:type="non-primitive" svg:viewBox="0 0 42945 35100" draw:enhanced-path="M 21055 0 L 29476 1684 36205 5052 41263 10952 42945 17411 41263 24147 36205 30036 29477 33415 21055 35100 12633 33415 5893 30036 1682 24147 0 17411 1682 10952 5893 5052 12633 1684 2105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945"/><draw:equation draw:name="f7" draw:formula="?f4 / 35100"/><draw:equation draw:name="f8" draw:formula="0 / ?f6"/><draw:equation draw:name="f9" draw:formula="42945 / ?f6"/><draw:equation draw:name="f10" draw:formula="0 / ?f7"/><draw:equation draw:name="f11" draw:formula="35100 / ?f7"/></draw:enhanced-geometry></draw:custom-shape><draw:custom-shape svg:x="6.17948in" svg:y="3.66216in" svg:width="0.04694in" svg:height="0.0387in" draw:id="id130" draw:style-name="a130" draw:name="Shape 215"><svg:title/><svg:desc/><draw:enhanced-geometry draw:type="non-primitive" svg:viewBox="0 0 42921 35390" draw:enhanced-path="M 21924 0 L 30277 1742 37121 5111 41297 10964 42921 17701 41297 24438 37121 30338 30277 33706 21924 35390 13457 33706 6728 30338 1739 24438 0 17701 1739 10964 6728 5111 13457 1742 2192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921"/><draw:equation draw:name="f7" draw:formula="?f4 / 35390"/><draw:equation draw:name="f8" draw:formula="0 / ?f6"/><draw:equation draw:name="f9" draw:formula="42921 / ?f6"/><draw:equation draw:name="f10" draw:formula="0 / ?f7"/><draw:equation draw:name="f11" draw:formula="35390 / ?f7"/></draw:enhanced-geometry></draw:custom-shape><draw:custom-shape svg:x="6.17212in" svg:y="3.76687in" svg:width="0.04694in" svg:height="0.03837in" draw:id="id131" draw:style-name="a131" draw:name="Shape 216"><svg:title/><svg:desc/><draw:enhanced-geometry draw:type="non-primitive" svg:viewBox="0 0 42921 35088" draw:enhanced-path="M 21924 0 L 30277 1684 37005 5052 41297 10952 42921 17689 41297 24147 37005 30035 30277 33403 21924 35088 13457 33403 6728 30035 1739 24147 0 17689 1739 10952 6728 5052 13457 1684 2192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921"/><draw:equation draw:name="f7" draw:formula="?f4 / 35088"/><draw:equation draw:name="f8" draw:formula="0 / ?f6"/><draw:equation draw:name="f9" draw:formula="42921 / ?f6"/><draw:equation draw:name="f10" draw:formula="0 / ?f7"/><draw:equation draw:name="f11" draw:formula="35088 / ?f7"/></draw:enhanced-geometry></draw:custom-shape><draw:custom-shape svg:x="5.16176in" svg:y="3.60996in" svg:width="0.04667in" svg:height="0.03836in" draw:id="id132" draw:style-name="a132" draw:name="Shape 217"><svg:title/><svg:desc/><draw:enhanced-geometry draw:type="non-primitive" svg:viewBox="0 0 42678 35077" draw:enhanced-path="M 21901 0 L 30323 1742 36785 5111 40996 11034 42678 17771 40996 24159 36785 30082 30323 33450 21901 35077 13480 33450 6740 30082 1694 24159 0 17771 1694 11034 6740 5111 13480 1742 2190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678"/><draw:equation draw:name="f7" draw:formula="?f4 / 35077"/><draw:equation draw:name="f8" draw:formula="0 / ?f6"/><draw:equation draw:name="f9" draw:formula="42678 / ?f6"/><draw:equation draw:name="f10" draw:formula="0 / ?f7"/><draw:equation draw:name="f11" draw:formula="35077 / ?f7"/></draw:enhanced-geometry></draw:custom-shape><draw:custom-shape svg:x="5.95265in" svg:y="4.18348in" svg:width="0.42791in" svg:height="0.39818in" draw:id="id133" draw:style-name="a133" draw:name="Shape 218"><svg:title/><svg:desc/><draw:enhanced-geometry draw:type="non-primitive" svg:viewBox="0 0 391284 364098" draw:enhanced-path="M 214145 0 L 236882 0 244538 836 251266 1684 257994 2520 265535 5052 272263 6446 278992 8978 285488 11510 292216 14879 292216 18247 293028 21615 293028 25819 293840 29188 295580 32556 298945 35088 302309 37609 306484 40141 309849 42661 314141 45193 317505 47713 320869 51081 325045 55297 330150 58666 334325 61198 340242 63718 345230 65402 350334 66250 356250 67087 361238 67087 369707 80281 376435 94602 381423 109759 385716 124916 380612 129968 377248 135869 373883 142605 371331 150178 369707 170957 371331 191166 377248 211376 387340 230470 388268 231307 389080 232991 390704 233839 391284 234675 391284 235523 391284 236370 390704 237207 389080 249844 385716 261632 380612 273422 373883 284374 366343 295315 358687 304305 349522 314410 340242 322830 330961 330403 321681 337140 311589 343040 301496 348940 290476 353993 278992 357361 267275 361566 255443 364098 243610 361566 232705 360729 220873 359881 186420 359881 174587 359045 163102 358197 160551 358197 158810 359045 156374 360729 154634 361566 151270 359045 146282 359045 140366 360729 137002 363250 132710 363250 132710 364098 131897 364098 116701 358197 101620 351461 87236 343040 72967 332935 60554 321982 48027 311041 37005 299531 26913 286895 20997 275106 15081 257416 10092 233838 4989 208007 1625 180225 0 152710 0 126600 2553 103858 6728 92070 14269 80281 23549 67934 34454 56145 47098 45193 58931 34240 69603 25819 78884 19083 79695 19083 83059 18247 88976 17399 95704 15715 104984 14031 114265 12347 125169 9826 137814 8142 150458 6446 163102 5052 176211 3368 188856 1684 202428 836 21414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1284"/><draw:equation draw:name="f7" draw:formula="?f4 / 364098"/><draw:equation draw:name="f8" draw:formula="0 / ?f6"/><draw:equation draw:name="f9" draw:formula="391284 / ?f6"/><draw:equation draw:name="f10" draw:formula="0 / ?f7"/><draw:equation draw:name="f11" draw:formula="364098 / ?f7"/></draw:enhanced-geometry></draw:custom-shape><draw:custom-shape svg:x="6.03054in" svg:y="4.1933in" svg:width="0.23153in" svg:height="0.37454in" draw:id="id134" draw:style-name="a134" draw:name="Shape 219"><svg:title/><svg:desc/><draw:enhanced-geometry draw:type="non-primitive" svg:viewBox="0 0 211709 342483" draw:enhanced-path="M 106724 0 L 110901 10105 110089 19373 105913 29478 100228 39583 100228 42951 103360 45483 106724 48004 110901 50536 115193 53056 118557 54740 120993 55588 123545 55588 125285 54740 127722 53904 131201 53056 136190 51372 142918 48851 148022 43799 150458 37899 150458 31162 148022 25262 145470 19373 144658 14321 146283 9268 148834 7584 158114 7584 162291 8421 165655 9268 169019 10953 171571 13473 174935 15157 178299 16841 181663 19373 185027 21058 188392 21894 195120 25262 201848 28630 206952 32846 211129 37899 211709 42951 211129 47167 207765 49688 202777 51372 197672 53056 191756 53904 186768 55588 181663 57272 179112 66529 175747 74671 171571 83939 167395 92360 164031 101617 159739 110049 156375 119306 153011 127727 151386 131095 150458 131943 148022 131943 144658 135311 140366 142884 137002 147658 134565 150190 129462 147658 127722 144289 128650 141200 129462 136996 126909 131943 125285 131095 120181 130259 113453 130259 105913 131095 97792 131943 90948 133627 85960 135311 84220 136996 83407 143732 83407 148506 84220 151874 87584 154394 92688 156926 100228 158610 110089 161130 122734 162815 132826 165347 142918 168715 152198 173767 162291 179668 171571 186404 180039 193977 186768 201561 193496 209982 196049 214198 198484 217567 198484 219808 197672 224861 194308 234129 186768 242550 179112 250122 173311 257707 164031 271180 156375 284653 148834 296163 142106 307116 135378 318057 127722 327325 120181 334910 111829 342483 104173 329846 101157 317221 101968 305432 104984 292795 105913 287185 104984 280448 104173 273712 102781 269496 98604 264444 94428 259391 90136 255175 85148 251807 80856 248438 75867 244234 70763 240866 64847 237497 56495 226545 54755 212514 55683 200714 56495 193977 58119 190609 59859 187241 61483 183872 64847 180504 69952 177984 75055 176299 79232 173767 80043 170399 78419 167031 75055 161130 70763 154394 66587 147658 62411 141200 59859 136148 59047 132779 59859 131943 50578 127727 48027 124359 45474 120990 38746 114254 35382 110049 32946 104997 30393 99933 27842 94880 27029 86460 26102 78887 25289 71303 23665 64008 21925 59792 18561 53056 15197 46319 13573 42103 9281 44635 6728 49688 4293 53904 2553 54740 929 52220 0 48851 0 43799 929 40419 3364 35367 7657 30314 11833 25262 16009 21894 22737 18526 29466 15157 36310 12637 43038 10105 49766 7584 57307 5900 64847 4216 73315 2532 77491 2532 80856 1684 94428 1684 98604 848 102781 848 10672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1709"/><draw:equation draw:name="f7" draw:formula="?f4 / 342483"/><draw:equation draw:name="f8" draw:formula="0 / ?f6"/><draw:equation draw:name="f9" draw:formula="211709 / ?f6"/><draw:equation draw:name="f10" draw:formula="0 / ?f7"/><draw:equation draw:name="f11" draw:formula="342483 / ?f7"/></draw:enhanced-geometry></draw:custom-shape><draw:custom-shape svg:x="6.27222in" svg:y="4.19975in" svg:width="0.07548in" svg:height="0.0571in" draw:id="id135" draw:style-name="a135" draw:name="Shape 220"><svg:title/><svg:desc/><draw:enhanced-geometry draw:type="non-primitive" svg:viewBox="0 0 69022 52208" draw:enhanced-path="M 0 0 L 4988 2520 10904 5052 16008 8420 21924 10941 26913 14309 32017 17678 37933 21894 42921 25262 47097 27782 50462 31150 53942 34519 57306 37898 60670 41267 64034 44635 66470 48840 69022 52208 64034 52208 58118 51372 53014 50524 48026 48840 42109 46319 37933 43787 32829 40419 28653 36203 25288 32834 21924 30314 17632 27782 14268 25262 10092 22730 6728 20210 3364 17678 1624 14309 812 10941 812 6736 0 336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022"/><draw:equation draw:name="f7" draw:formula="?f4 / 52208"/><draw:equation draw:name="f8" draw:formula="0 / ?f6"/><draw:equation draw:name="f9" draw:formula="69022 / ?f6"/><draw:equation draw:name="f10" draw:formula="0 / ?f7"/><draw:equation draw:name="f11" draw:formula="52208 / ?f7"/></draw:enhanced-geometry></draw:custom-shape><draw:custom-shape svg:x="6.35696in" svg:y="4.32009in" svg:width="0.02448in" svg:height="0.12003in" draw:id="id136" draw:style-name="a136" draw:name="Shape 221"><svg:title/><svg:desc/><draw:enhanced-geometry draw:type="non-primitive" svg:viewBox="0 0 22389 109759" draw:enhanced-path="M 16009 0 L 16821 7584 18561 15157 19373 22742 20185 30036 21577 50257 22389 69619 22389 89828 21577 109759 20997 108923 19373 108075 18561 106391 17633 105554 7541 86460 1624 66250 0 46041 1624 25262 4176 17689 7541 10953 10905 5052 160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389"/><draw:equation draw:name="f7" draw:formula="?f4 / 109759"/><draw:equation draw:name="f8" draw:formula="0 / ?f6"/><draw:equation draw:name="f9" draw:formula="22389 / ?f6"/><draw:equation draw:name="f10" draw:formula="0 / ?f7"/><draw:equation draw:name="f11" draw:formula="109759 / ?f7"/></draw:enhanced-geometry></draw:custom-shape><draw:custom-shape svg:x="6.09689in" svg:y="4.57521in" svg:width="0.13511in" svg:height="0.01473in" draw:id="id137" draw:style-name="a137" draw:name="Shape 222"><svg:title/><svg:desc/><draw:enhanced-geometry draw:type="non-primitive" svg:viewBox="0 0 123545 13473" draw:enhanced-path="M 28653 0 L 31205 0 42690 848 54522 1684 88976 1684 100808 2532 111713 3368 123545 5900 110900 8421 98256 10953 84799 12637 72155 13473 46866 13473 34569 12637 22737 10953 16821 10105 11833 9268 5917 7584 0 5900 812 5900 812 5052 5104 5052 8468 2532 14384 848 19372 848 22737 3368 24477 2532 26913 848 286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545"/><draw:equation draw:name="f7" draw:formula="?f4 / 13473"/><draw:equation draw:name="f8" draw:formula="0 / ?f6"/><draw:equation draw:name="f9" draw:formula="123545 / ?f6"/><draw:equation draw:name="f10" draw:formula="0 / ?f7"/><draw:equation draw:name="f11" draw:formula="13473 / ?f7"/></draw:enhanced-geometry></draw:custom-shape><draw:custom-shape svg:x="6.49924in" svg:y="4.79215in" svg:width="0.05542in" svg:height="0.24538in" draw:id="id138" draw:style-name="a138" draw:name="Rectangle 223"><svg:title/><svg:desc/><text:p text:style-name="Normal"><text:span text:style-name="T46"><text:s/></text:span></text:p><draw:enhanced-geometry draw:type="non-primitive" svg:viewBox="0 0 21600 21600" draw:enhanced-path="M 0 0 L 21600 0 21600 21600 0 21600 Z N"/></draw:custom-shape></draw:g><text:span text:style-name="T47">Глобальные<text:s/></text:span><text:span text:style-name="T48"><text:tab/>потопы, пространства, которые нарушение<text:s/></text:span><text:span text:style-name="T49"><text:tab/>баланса ведут<text:s/></text:span><text:span text:style-name="T50"><text:tab/>поиск<text:s/></text:span></text:p>
      <text:p text:style-name="P51"><text:span text:style-name="T52">Земли,<text:s/></text:span><text:span text:style-name="T53"><text:tab/>смещение космических объектов, континентов, собирают<text:s/></text:span><text:span text:style-name="T54"><text:tab/>о<text:s/></text:span><text:span text:style-name="T55"><text:tab/>них появление<text:s/></text:span><text:span text:style-name="T56">морей и гор информацию<text:s/></text:span><text:span text:style-name="T57"><text:tab/>и ученые<text:s/></text:span><text:span text:style-name="T58"><text:tab/>связывают<text:s/></text:span><text:span text:style-name="T59"><text:tab/>с определяют их орбиты. падением астероидов. Объекты заносятся в На <text:s/>Земле достаточно каталоги, информация много<text:s/></text:span><text:span text:style-name="T60"><text:tab/>следов, о них обновляется. Так оставшихся от падения обеспечивается крупных<text:s/></text:span><text:span text:style-name="T61"><text:tab/>метеоритов. оповещен</text:span><text:span text:style-name="T62">ие<text:s/></text:span><text:span text:style-name="T63"><text:tab/>высших Эти кратеры достигают звеньев<text:s/></text:span><text:span text:style-name="T64"><text:tab/>управления сотен км. В диаметре. страной о космической Они есть в Сибири, в обстановке.<text:s/></text:span></text:p>
      <text:p text:style-name="P65"><draw:custom-shape svg:x="1.18125in" svg:y="0.78056in" svg:width="6.625in" svg:height="0.02083in" draw:id="id140" draw:style-name="a140" draw:name="Group 2503"><svg:title/><svg:desc/><draw:enhanced-geometry draw:type="non-primitive" svg:viewBox="0 0 6057900 19050" draw:enhanced-path="M 0 19050 L 605790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57900"/><draw:equation draw:name="f7" draw:formula="?f4 / 19050"/><draw:equation draw:name="f8" draw:formula="0 / ?f6"/><draw:equation draw:name="f9" draw:formula="6057900 / ?f6"/><draw:equation draw:name="f10" draw:formula="0 / ?f7"/><draw:equation draw:name="f11" draw:formula="19050 / ?f7"/></draw:enhanced-geometry></draw:custom-shape><text:span text:style-name="T66">Канаде, на полуострове Наблюдение<text:s/></text:span><text:span text:style-name="T67"><text:tab/>за Юкатан.<text:s/></text:span><text:span text:style-name="T68"><text:tab/>Вероятность высокоорбитальными неожиданного космическими очередного<text:s/></text:span><text:span text:style-name="T69"><text:tab/>падения<text:s/></text:span><text:soft-page-break/><text:span text:style-name="T70">объектами<text:s/></text:span><text:span text:style-name="T71"><text:tab/>ведут достаточно высока. И пассивные<text:s/></text:span><text:span text:style-name="T72"><text:tab/>средства, считается,<text:s/></text:span><text:span text:style-name="T73"><text:tab/>что<text:s/></text:span><text:span text:style-name="T74"><text:tab/>нет работающие<text:s/></text:span><text:span text:style-name="T75"><text:tab/>в средств<text:s/></text:span><text:span text:style-name="T76"><text:tab/>защиты<text:s/></text:span><text:span text:style-name="T77"><text:tab/>от оптическом<text:s/></text:span><text:span text:style-name="T78"><text:tab/>диапазоне таких<text:s/></text:span><text:span text:style-name="T79"><text:tab/>космических длинных волн. Особое бомб. внимание<text:s/></text:span><text:span text:style-name="T80"><text:tab/>военных<text:s/></text:span></text:p>
      <text:p text:style-name="P81"><text:span text:style-name="T82">Только Россия и США ведомств<text:s/></text:span><text:span text:style-name="T83"><text:tab/>привлекают имеют<text:s/></text:span><text:span text:style-name="T84"><text:tab/>службы<text:s/></text:span><text:span text:style-name="T85">высокие орбиты, и в контроля околоземного первую<text:s/></text:span><text:span text:style-name="T86"><text:tab/>очередь, космического геостационарные.<text:s/></text:span></text:p>
      <text:p text:style-name="P87"><text:span text:style-name="T88"><text:s/></text:span></text:p>
      <text:p text:style-name="P89"><text:span text:style-name="T90">О</text:span><text:span text:style-name="T91">Международной<text:s/></text:span><text:span text:style-name="T92"><text:s/></text:span><text:span text:style-name="T93">системе защиты Земли, создание которой птикоэлектронные средства могут использоваться в<text:s/></text:span></text:p>
      <text:p text:style-name="P94"><text:span text:style-name="T95">предполагается под эгидой ООН. Известно, что в околосолнечном пространстве по различным орбитам движется множество небесных тел. Под действием гравитационных полей Солнца и крупных планет<text:s/></text:span><text:span text:style-name="T96"><text:tab/>параметры<text:s/></text:span><text:span text:style-name="T97"><text:tab/>их<text:s/></text:span><text:span text:style-name="T98"><text:tab/>орбит<text:s/></text:span><text:span text:style-name="T99"><text:tab/>постоянно<text:s/></text:span><text:span text:style-name="T100"><text:tab/>меняются.<text:s/></text:span><text:span text:style-name="T101"><text:tab/>По<text:s/></text:span><text:span text:style-name="T102"><text:tab/>оценкам Международн</text:span><text:span text:style-name="T103">ого<text:s/></text:span><text:span text:style-name="T104"><text:tab/>института<text:s/></text:span><text:span text:style-name="T105"><text:tab/>проблем<text:s/></text:span><text:span text:style-name="T106"><text:tab/>астероидной<text:s/></text:span><text:span text:style-name="T107"><text:tab/>опасности, столкновение с Землей тела размером 50 метров происходит в среднем раз в столетие.<text:s/></text:span></text:p>
      <text:p text:style-name="P108"><draw:g draw:name="Group 2506" draw:id="id170" draw:style-name="a170" text:anchor-type="as-char"><svg:title/><svg:desc/><draw:custom-shape svg:x="0.00998in" svg:y="0.10908in" svg:width="0.74893in" svg:height="0.59567in" draw:id="id141" draw:style-name="a141" draw:name="Shape 237"><svg:title/><svg:desc/><draw:enhanced-geometry draw:type="non-primitive" svg:viewBox="0 0 684818 544680" draw:enhanced-path="M 45917 0 L 684818 51075 605137 512634 0 544680 459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4818"/><draw:equation draw:name="f7" draw:formula="?f4 / 544680"/><draw:equation draw:name="f8" draw:formula="0 / ?f6"/><draw:equation draw:name="f9" draw:formula="684818 / ?f6"/><draw:equation draw:name="f10" draw:formula="0 / ?f7"/><draw:equation draw:name="f11" draw:formula="544680 / ?f7"/></draw:enhanced-geometry></draw:custom-shape><draw:custom-shape svg:x="0.53641in" svg:y="0in" svg:width="0.45461in" svg:height="0.26478in" draw:id="id142" draw:style-name="a142" draw:name="Shape 238"><svg:title/><svg:desc/><draw:enhanced-geometry draw:type="non-primitive" svg:viewBox="0 0 415696 242116" draw:enhanced-path="M 312605 0 L 325384 0 338151 901 350014 1813 361876 3627 374040 6341 384985 9067 395930 12994 405970 17521 415696 21555 415696 24967 412354 32941 407792 42921 402313 53188 395930 63167 388629 72234 381328 82214 373123 91581 363698 99747 354575 108814 343630 116969 333590 125135 321728 132689 309865 139942 297714 146295 284934 152636 272168 158989 258483 164429 247538 168356 236279 171983 225334 175609 215293 178336 204348 181049 193404 182862 183363 184676 172117 185589 169377 198282 53217 242116 79668 178336 73285 176522 67819 174709 62340 172896 56861 170169 45916 165329 50478 154449 52312 149009 55039 144482 57779 139042 61423 134502 0 105188 116474 61354 124680 65894 133803 59541 142926 53188 152049 47447 162089 42008 172117 36568 182459 32040 192486 27501 203444 22974 217128 18434 230813 13894 244799 10268 258483 6341 272167 3627 285852 1813 298619 901 31260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5696"/><draw:equation draw:name="f7" draw:formula="?f4 / 242116"/><draw:equation draw:name="f8" draw:formula="0 / ?f6"/><draw:equation draw:name="f9" draw:formula="415696 / ?f6"/><draw:equation draw:name="f10" draw:formula="0 / ?f7"/><draw:equation draw:name="f11" draw:formula="242116 / ?f7"/></draw:enhanced-geometry></draw:custom-shape><draw:custom-shape svg:x="0.60459in" svg:y="0.04694in" svg:width="0.21051in" svg:height="0.17089in" draw:id="id143" draw:style-name="a143" draw:name="Shape 239"><svg:title/><svg:desc/><draw:enhanced-geometry draw:type="non-primitive" svg:viewBox="0 0 192486 156263" draw:enhanced-path="M 156610 0 L 160254 3627 165733 10268 172117 18434 178802 29314 184281 42008 188842 58641 192486 75861 192486 97021 191581 97021 189759 97934 188842 97934 187020 98835 176075 102461 164816 106088 153871 109715 142926 112441 131981 114254 121023 116068 110694 117881 99749 118782 91531 119695 86970 137228 34670 156263 51395 117881 36492 115155 31013 113342 26451 112441 20985 110628 16424 109715 18246 105188 20985 101561 23725 97021 26451 93394 34670 81301 0 64981 51395 44734 64162 53201 70546 47761 79668 41107 88791 34754 97914 28414 107955 22061 118297 17533 128324 12081 139269 7554 150226 2714 152049 1813 152953 900 154788 900 15661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486"/><draw:equation draw:name="f7" draw:formula="?f4 / 156263"/><draw:equation draw:name="f8" draw:formula="0 / ?f6"/><draw:equation draw:name="f9" draw:formula="192486 / ?f6"/><draw:equation draw:name="f10" draw:formula="0 / ?f7"/><draw:equation draw:name="f11" draw:formula="156263 / ?f7"/></draw:enhanced-geometry></draw:custom-shape><draw:custom-shape svg:x="0.80413in" svg:y="0.02711in" svg:width="0.15331in" svg:height="0.11404in" draw:id="id144" draw:style-name="a144" draw:name="Shape 240"><svg:title/><svg:desc/><draw:enhanced-geometry draw:type="non-primitive" svg:viewBox="0 0 140186 104275" draw:enhanced-path="M 56861 0 L 91531 0 108859 2714 124680 5440 140186 9968 131968 23574 121941 36568 110681 49261 97914 61054 83313 73147 68723 84027 51998 93995 34670 104275 33752 87654 31013 72234 26451 58328 21890 45634 16424 34754 10945 25688 5466 17221 0 9968 19150 5440 37396 2714 5686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186"/><draw:equation draw:name="f7" draw:formula="?f4 / 104275"/><draw:equation draw:name="f8" draw:formula="0 / ?f6"/><draw:equation draw:name="f9" draw:formula="140186 / ?f6"/><draw:equation draw:name="f10" draw:formula="0 / ?f7"/><draw:equation draw:name="f11" draw:formula="104275 / ?f7"/></draw:enhanced-geometry></draw:custom-shape><draw:custom-shape svg:x="0in" svg:y="0.18313in" svg:width="0.76888in" svg:height="0.64856in" draw:id="id145" draw:style-name="a145" draw:name="Shape 241"><svg:title/><svg:desc/><draw:enhanced-geometry draw:type="non-primitive" svg:viewBox="0 0 703064 593043" draw:enhanced-path="M 317161 0 L 345749 0 361255 901 376774 2714 391364 5441 405965 8155 420856 11781 433636 16321 447320 20848 460087 27201 472251 32641 484113 40194 495058 47448 506003 55614 515126 63768 524249 72847 533372 83115 540974 93095 546453 101249 551919 110328 556481 119695 561043 128762 564699 137829 567439 146896 570166 157176 572000 167143 591151 162616 608793 154150 624300 144182 637984 130576 648929 114855 657148 97622 662613 79488 664750 59241 666572 51988 670216 45634 676599 42008 683901 40194 691201 42008 697585 45634 701229 51988 703064 59241 702146 73748 700324 88555 696668 102162 692106 115768 685723 128762 678422 141456 670216 152336 660791 163516 651669 171683 641628 179849 631601 186189 620656 191629 609698 197370 597534 201009 585684 204636 573822 206449 572905 215516 571083 224583 569261 234550 567439 243930 561960 259337 555576 275057 548275 289565 540070 304071 529728 317978 518783 331584 506921 344278 494154 357272 481374 369065 466471 379945 450964 390825 435458 401105 419034 410172 401404 418339 384063 425592 365817 432233 402309 536216 463744 505084 471033 502362 478635 503270 485031 506897 490497 513547 492319 520802 491414 528056 487758 534403 482292 538938 380419 592136 328119 443113 315339 445839 303477 447653 290710 449466 277641 451279 264862 452192 226548 452192 169687 536216 232027 554655 238410 558281 242972 563723 245711 570978 244794 578231 241150 585486 235671 590323 228370 593043 220164 592136 107344 558281 182454 446752 170592 444026 158741 441299 147482 438586 136537 434959 125592 430119 115555 425592 105520 421053 95484 415612 86057 410172 76936 403819 68725 397478 60515 389925 53216 382671 45918 375405 39532 367251 33146 359085 21895 342464 12772 325231 6386 306798 1824 287751 0 268404 0 248457 1824 229110 6386 209163 14597 186189 24935 164430 37707 143269 52304 124223 69637 104888 89098 87655 109169 71034 131976 55614 155085 42921 180632 30828 206178 20848 232931 12694 260300 6341 288888 1814 31716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3064"/><draw:equation draw:name="f7" draw:formula="?f4 / 593043"/><draw:equation draw:name="f8" draw:formula="0 / ?f6"/><draw:equation draw:name="f9" draw:formula="703064 / ?f6"/><draw:equation draw:name="f10" draw:formula="0 / ?f7"/><draw:equation draw:name="f11" draw:formula="593043 / ?f7"/></draw:enhanced-geometry></draw:custom-shape><draw:custom-shape svg:x="0.45128in" svg:y="0.238in" svg:width="0.11506in" svg:height="0.08594in" draw:id="id146" draw:style-name="a146" draw:name="Shape 242"><svg:title/><svg:desc/><draw:enhanced-geometry draw:type="non-primitive" svg:viewBox="0 0 105215 78587" draw:enhanced-path="M 0 0 L 14602 5440 29191 11781 42875 18134 55655 26300 67819 34754 78764 44734 87886 54714 97010 65594 98832 68607 101571 72234 103393 74961 105215 78587 39231 74048 34670 61968 30108 51074 25547 40194 20068 31128 15506 21761 10040 13594 4561 634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5215"/><draw:equation draw:name="f7" draw:formula="?f4 / 78587"/><draw:equation draw:name="f8" draw:formula="0 / ?f6"/><draw:equation draw:name="f9" draw:formula="105215 / ?f6"/><draw:equation draw:name="f10" draw:formula="0 / ?f7"/><draw:equation draw:name="f11" draw:formula="78587 / ?f7"/></draw:enhanced-geometry></draw:custom-shape><draw:custom-shape svg:x="0.29165in" svg:y="0.44593in" svg:width="0.19555in" svg:height="0.08396in" draw:id="id147" draw:style-name="a147" draw:name="Shape 243"><svg:title/><svg:desc/><draw:enhanced-geometry draw:type="non-primitive" svg:viewBox="0 0 178814 76774" draw:enhanced-path="M 10957 0 L 178814 12694 176980 22661 175158 33541 172418 44734 168774 56514 159651 60141 151445 62867 141405 65581 131981 68307 121941 70121 110996 71934 100968 74048 90010 74961 85449 75861 80887 75861 76024 76774 51395 76774 45011 75861 38628 74961 32232 74048 25848 72835 19465 71934 13081 70121 6396 69208 0 67394 1095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814"/><draw:equation draw:name="f7" draw:formula="?f4 / 76774"/><draw:equation draw:name="f8" draw:formula="0 / ?f6"/><draw:equation draw:name="f9" draw:formula="178814 / ?f6"/><draw:equation draw:name="f10" draw:formula="0 / ?f7"/><draw:equation draw:name="f11" draw:formula="76774 / ?f7"/></draw:enhanced-geometry></draw:custom-shape><draw:custom-shape svg:x="0.13136in" svg:y="0.31502in" svg:width="0.21151in" svg:height="0.11571in" draw:id="id148" draw:style-name="a148" draw:name="Shape 244"><svg:title/><svg:desc/><draw:enhanced-geometry draw:type="non-primitive" svg:viewBox="0 0 193404 105801" draw:enhanced-path="M 46834 0 L 157528 8166 157528 9067 193404 105801 0 90381 4561 78587 10040 65594 16424 53813 21903 42020 28286 30840 34067 19959 40450 9980 468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3404"/><draw:equation draw:name="f7" draw:formula="?f4 / 105801"/><draw:equation draw:name="f8" draw:formula="0 / ?f6"/><draw:equation draw:name="f9" draw:formula="193404 / ?f6"/><draw:equation draw:name="f10" draw:formula="0 / ?f7"/><draw:equation draw:name="f11" draw:formula="105801 / ?f7"/></draw:enhanced-geometry></draw:custom-shape><draw:custom-shape svg:x="0.32491in" svg:y="0.22478in" svg:width="0.15132in" svg:height="0.09322in" draw:id="id149" draw:style-name="a149" draw:name="Shape 245"><svg:title/><svg:desc/><draw:enhanced-geometry draw:type="non-primitive" svg:viewBox="0 0 138364 85241" draw:enhanced-path="M 20068 0 L 52312 0 56874 1213 62340 2113 66901 2113 72380 3026 76941 3927 82408 4839 86969 5740 91531 10280 97010 15720 104310 22973 110996 32040 118296 43221 125597 55014 131981 69521 138364 85241 0 74961 10945 1213 15506 1213 2006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364"/><draw:equation draw:name="f7" draw:formula="?f4 / 85241"/><draw:equation draw:name="f8" draw:formula="0 / ?f6"/><draw:equation draw:name="f9" draw:formula="138364 / ?f6"/><draw:equation draw:name="f10" draw:formula="0 / ?f7"/><draw:equation draw:name="f11" draw:formula="85241 / ?f7"/></draw:enhanced-geometry></draw:custom-shape><draw:custom-shape svg:x="0.32291in" svg:y="0.32493in" svg:width="0.16828in" svg:height="0.11802in" draw:id="id150" draw:style-name="a150" draw:name="Shape 246"><svg:title/><svg:desc/><draw:enhanced-geometry draw:type="non-primitive" svg:viewBox="0 0 153871 107914" draw:enhanced-path="M 0 0 L 145666 9980 150227 31140 152954 54714 153871 80414 152049 107914 36492 9854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871"/><draw:equation draw:name="f7" draw:formula="?f4 / 107914"/><draw:equation draw:name="f8" draw:formula="0 / ?f6"/><draw:equation draw:name="f9" draw:formula="153871 / ?f6"/><draw:equation draw:name="f10" draw:formula="0 / ?f7"/><draw:equation draw:name="f11" draw:formula="107914 / ?f7"/></draw:enhanced-geometry></draw:custom-shape><draw:custom-shape svg:x="0.19354in" svg:y="0.22709in" svg:width="0.12538in" svg:height="0.07868in" draw:id="id151" draw:style-name="a151" draw:name="Shape 247"><svg:title/><svg:desc/><draw:enhanced-geometry draw:type="non-primitive" svg:viewBox="0 0 114652 71948" draw:enhanced-path="M 114652 0 L 103707 71948 0 64694 5479 57428 10040 50174 14602 43834 19163 37181 23725 31741 27369 27201 31025 22674 33765 19047 44094 15420 53217 12694 63257 9980 73297 7254 83325 5440 94270 3627 104612 1814 11465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652"/><draw:equation draw:name="f7" draw:formula="?f4 / 71948"/><draw:equation draw:name="f8" draw:formula="0 / ?f6"/><draw:equation draw:name="f9" draw:formula="114652 / ?f6"/><draw:equation draw:name="f10" draw:formula="0 / ?f7"/><draw:equation draw:name="f11" draw:formula="71948 / ?f7"/></draw:enhanced-geometry></draw:custom-shape><draw:custom-shape svg:x="0.14433in" svg:y="0.2628in" svg:width="0.05122in" svg:height="0.03404in" draw:id="id152" draw:style-name="a152" draw:name="Shape 248"><svg:title/><svg:desc/><draw:enhanced-geometry draw:type="non-primitive" svg:viewBox="0 0 46833 31128" draw:enhanced-path="M 46833 0 L 42272 7554 36793 14808 31327 22961 25848 31128 0 29314 5479 25688 10945 21148 16423 17521 23109 13895 28587 10268 34971 7554 40450 3627 4683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833"/><draw:equation draw:name="f7" draw:formula="?f4 / 31128"/><draw:equation draw:name="f8" draw:formula="0 / ?f6"/><draw:equation draw:name="f9" draw:formula="46833 / ?f6"/><draw:equation draw:name="f10" draw:formula="0 / ?f7"/><draw:equation draw:name="f11" draw:formula="31128 / ?f7"/></draw:enhanced-geometry></draw:custom-shape><draw:custom-shape svg:x="0.05321in" svg:y="0.31072in" svg:width="0.10808in" svg:height="0.10215in" draw:id="id153" draw:style-name="a153" draw:name="Shape 249"><svg:title/><svg:desc/><draw:enhanced-geometry draw:type="non-primitive" svg:viewBox="0 0 98828 93407" draw:enhanced-path="M 64164 0 L 98828 3026 92444 12994 86966 22974 80582 33854 75116 45034 68725 56828 64164 68621 58689 80701 54128 93407 0 88867 5474 76774 10947 64994 18246 53201 25544 41408 33755 31140 44093 20259 53216 10280 6416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28"/><draw:equation draw:name="f7" draw:formula="?f4 / 93407"/><draw:equation draw:name="f8" draw:formula="0 / ?f6"/><draw:equation draw:name="f9" draw:formula="98828 / ?f6"/><draw:equation draw:name="f10" draw:formula="0 / ?f7"/><draw:equation draw:name="f11" draw:formula="93407 / ?f7"/></draw:enhanced-geometry></draw:custom-shape><draw:custom-shape svg:x="0.0572in" svg:y="0.52889in" svg:width="0.04722in" svg:height="0.05685in" draw:id="id154" draw:style-name="a154" draw:name="Shape 250"><svg:title/><svg:desc/><draw:enhanced-geometry draw:type="non-primitive" svg:viewBox="0 0 43181 51988" draw:enhanced-path="M 0 0 L 32841 1813 33753 14507 36794 27201 39531 39294 43181 51988 38619 48361 33753 44734 30106 41108 26457 37481 21895 32653 18246 29014 15509 24487 11860 20860 8210 15420 5474 9980 2737 544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181"/><draw:equation draw:name="f7" draw:formula="?f4 / 51988"/><draw:equation draw:name="f8" draw:formula="0 / ?f6"/><draw:equation draw:name="f9" draw:formula="43181 / ?f6"/><draw:equation draw:name="f10" draw:formula="0 / ?f7"/><draw:equation draw:name="f11" draw:formula="51988 / ?f7"/></draw:enhanced-geometry></draw:custom-shape><draw:custom-shape svg:x="0.04323in" svg:y="0.42576in" svg:width="0.06319in" svg:height="0.08793in" draw:id="id155" draw:style-name="a155" draw:name="Shape 251"><svg:title/><svg:desc/><draw:enhanced-geometry draw:type="non-primitive" svg:viewBox="0 0 57777 80401" draw:enhanced-path="M 4561 0 L 57777 3626 53216 22073 49566 41107 46525 60454 45613 80401 5474 77687 912 58641 0 39294 912 20259 456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777"/><draw:equation draw:name="f7" draw:formula="?f4 / 80401"/><draw:equation draw:name="f8" draw:formula="0 / ?f6"/><draw:equation draw:name="f9" draw:formula="57777 / ?f6"/><draw:equation draw:name="f10" draw:formula="0 / ?f7"/><draw:equation draw:name="f11" draw:formula="80401 / ?f7"/></draw:enhanced-geometry></draw:custom-shape><draw:custom-shape svg:x="0.11141in" svg:y="0.43171in" svg:width="0.17426in" svg:height="0.08991in" draw:id="id156" draw:style-name="a156" draw:name="Shape 252"><svg:title/><svg:desc/><draw:enhanced-geometry draw:type="non-primitive" svg:viewBox="0 0 159347 82214" draw:enhanced-path="M 12772 0 L 159347 11192 149307 75874 145663 74961 142006 74061 138362 72247 134718 71334 132883 70434 131061 70434 129239 69521 120116 69521 113733 72247 107035 76774 102474 82214 0 75874 912 55927 3649 36580 7298 18446 127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9347"/><draw:equation draw:name="f7" draw:formula="?f4 / 82214"/><draw:equation draw:name="f8" draw:formula="0 / ?f6"/><draw:equation draw:name="f9" draw:formula="159347 / ?f6"/><draw:equation draw:name="f10" draw:formula="0 / ?f7"/><draw:equation draw:name="f11" draw:formula="82214 / ?f7"/></draw:enhanced-geometry></draw:custom-shape><draw:custom-shape svg:x="0.11141in" svg:y="0.53286in" svg:width="0.15431in" svg:height="0.10281in" draw:id="id157" draw:style-name="a157" draw:name="Shape 253"><svg:title/><svg:desc/><draw:enhanced-geometry draw:type="non-primitive" svg:viewBox="0 0 141101 94007" draw:enhanced-path="M 0 0 L 98829 5440 100652 12694 104308 19046 108870 24487 115555 28113 116472 29026 121938 31740 128322 33854 134718 35667 141101 37481 132883 94007 128322 94007 112514 93094 97007 91281 82406 88567 68721 84941 55037 81314 41968 75874 29189 70134 17339 64694 10948 49274 5474 32653 1825 1632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1101"/><draw:equation draw:name="f7" draw:formula="?f4 / 94007"/><draw:equation draw:name="f8" draw:formula="0 / ?f6"/><draw:equation draw:name="f9" draw:formula="141101 / ?f6"/><draw:equation draw:name="f10" draw:formula="0 / ?f7"/><draw:equation draw:name="f11" draw:formula="94007 / ?f7"/></draw:enhanced-geometry></draw:custom-shape><draw:custom-shape svg:x="0.27469in" svg:y="0.57781in" svg:width="0.1756in" svg:height="0.05785in" draw:id="id158" draw:style-name="a158" draw:name="Shape 254"><svg:title/><svg:desc/><draw:enhanced-geometry draw:type="non-primitive" svg:viewBox="0 0 160569 52901" draw:enhanced-path="M 160569 0 L 159651 2726 157829 5440 156912 9067 154788 11793 146570 16321 137447 20860 128324 24487 119201 28114 110078 32041 100050 35668 90626 38394 80586 41108 71463 43834 61423 45647 51395 48361 41355 49274 31327 51088 20068 51988 10040 52901 0 52901 7301 913 13684 1814 20068 3627 26464 4540 33149 5440 39532 6353 45916 7254 53217 8167 59601 8167 66901 9067 96394 9067 102790 8167 110078 8167 116474 7254 121941 6353 127419 5440 132886 5440 138364 4540 143843 3627 149309 2726 154788 913 1605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569"/><draw:equation draw:name="f7" draw:formula="?f4 / 52901"/><draw:equation draw:name="f8" draw:formula="0 / ?f6"/><draw:equation draw:name="f9" draw:formula="160569 / ?f6"/><draw:equation draw:name="f10" draw:formula="0 / ?f7"/><draw:equation draw:name="f11" draw:formula="52901 / ?f7"/></draw:enhanced-geometry></draw:custom-shape><draw:custom-shape svg:x="0.47123in" svg:y="0.57088in" svg:width="0.00599in" svg:height="0.00397in" draw:id="id159" draw:style-name="a159" draw:name="Shape 255"><svg:title/><svg:desc/><draw:enhanced-geometry draw:type="non-primitive" svg:viewBox="0 0 5479 3626" draw:enhanced-path="M 3644 0 L 5479 0 4562 900 2739 1813 1822 2714 0 3626 0 2714 917 1813 917 900 1822 900 364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79"/><draw:equation draw:name="f7" draw:formula="?f4 / 3626"/><draw:equation draw:name="f8" draw:formula="0 / ?f6"/><draw:equation draw:name="f9" draw:formula="5479 / ?f6"/><draw:equation draw:name="f10" draw:formula="0 / ?f7"/><draw:equation draw:name="f11" draw:formula="3626 / ?f7"/></draw:enhanced-geometry></draw:custom-shape><draw:custom-shape svg:x="0.49517in" svg:y="0.4608in" svg:width="0.07316in" svg:height="0.07206in" draw:id="id160" draw:style-name="a160" draw:name="Shape 256"><svg:title/><svg:desc/><draw:enhanced-geometry draw:type="non-primitive" svg:viewBox="0 0 66901 65894" draw:enhanced-path="M 8218 0 L 66901 4540 63257 12694 58696 21160 54134 28414 48656 36580 43190 43834 37710 51087 31327 58341 24943 65894 24943 64081 24943 63181 22204 53801 16424 46548 9123 42021 0 39294 2739 29327 4561 19047 6396 9980 821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901"/><draw:equation draw:name="f7" draw:formula="?f4 / 65894"/><draw:equation draw:name="f8" draw:formula="0 / ?f6"/><draw:equation draw:name="f9" draw:formula="66901 / ?f6"/><draw:equation draw:name="f10" draw:formula="0 / ?f7"/><draw:equation draw:name="f11" draw:formula="65894 / ?f7"/></draw:enhanced-geometry></draw:custom-shape><draw:custom-shape svg:x="0.49917in" svg:y="0.33684in" svg:width="0.08614in" svg:height="0.11305in" draw:id="id161" draw:style-name="a161" draw:name="Shape 257"><svg:title/><svg:desc/><draw:enhanced-geometry draw:type="non-primitive" svg:viewBox="0 0 78764 103375" draw:enhanced-path="M 0 0 L 69641 5441 76024 25688 78764 47448 77846 70421 73285 93095 72368 95208 71463 97934 70546 100649 69641 103375 6384 97934 8206 70421 7301 44734 4561 2206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764"/><draw:equation draw:name="f7" draw:formula="?f4 / 103375"/><draw:equation draw:name="f8" draw:formula="0 / ?f6"/><draw:equation draw:name="f9" draw:formula="78764 / ?f6"/><draw:equation draw:name="f10" draw:formula="0 / ?f7"/><draw:equation draw:name="f11" draw:formula="103375 / ?f7"/></draw:enhanced-geometry></draw:custom-shape><draw:custom-shape svg:x="0.1603in" svg:y="0.33783in" svg:width="0.14233in" svg:height="0.13785in" draw:id="id162" draw:style-name="a162" draw:name="Shape 258"><svg:title/><svg:desc/><draw:enhanced-geometry draw:type="non-primitive" svg:viewBox="0 0 130146 126048" draw:enhanced-path="M 65067 0 L 71765 0 78148 913 84532 2726 90010 4540 96394 7253 101860 10880 107339 14507 111901 19347 120106 28414 125585 39294 129229 51087 130146 63180 129229 74961 125585 86754 120106 97934 111901 107001 107339 111541 101860 115167 96394 117881 90010 120608 84532 123322 78148 125135 71765 126048 58684 126048 52300 125135 45917 123322 39520 120608 34054 117881 28575 115167 23109 111541 18548 107001 10330 97934 4562 86754 905 74961 0 63180 905 50174 5768 38393 11247 27513 19452 18434 28575 10880 39520 4540 52300 913 6506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146"/><draw:equation draw:name="f7" draw:formula="?f4 / 126048"/><draw:equation draw:name="f8" draw:formula="0 / ?f6"/><draw:equation draw:name="f9" draw:formula="130146 / ?f6"/><draw:equation draw:name="f10" draw:formula="0 / ?f7"/><draw:equation draw:name="f11" draw:formula="126048 / ?f7"/></draw:enhanced-geometry></draw:custom-shape><draw:custom-shape svg:x="0.18857in" svg:y="0.36592in" svg:width="0.08612in" svg:height="0.08199in" draw:id="id163" draw:style-name="a163" draw:name="Shape 259"><svg:title/><svg:desc/><draw:enhanced-geometry draw:type="non-primitive" svg:viewBox="0 0 78751 74973" draw:enhanced-path="M 35575 0 L 43177 0 47738 912 51383 1825 55039 2726 58683 4539 61423 7265 65067 9079 67806 11793 72368 17233 76012 23586 77846 31140 78751 37492 77846 44746 76012 52000 72368 58340 67806 63781 61423 68620 55039 72247 47738 74061 39219 74973 35575 74973 31013 74061 27356 73160 23712 72247 20068 70434 17328 68620 13672 66507 10945 63781 6384 58340 2727 52000 905 44746 0 37492 905 31140 2727 23586 6384 17233 10945 11793 13672 9079 17328 7265 20068 4539 23712 2726 27356 1825 31013 912 3557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751"/><draw:equation draw:name="f7" draw:formula="?f4 / 74973"/><draw:equation draw:name="f8" draw:formula="0 / ?f6"/><draw:equation draw:name="f9" draw:formula="78751 / ?f6"/><draw:equation draw:name="f10" draw:formula="0 / ?f7"/><draw:equation draw:name="f11" draw:formula="74973 / ?f7"/></draw:enhanced-geometry></draw:custom-shape><draw:custom-shape svg:x="0.39708in" svg:y="0.34081in" svg:width="0.03092in" svg:height="0.03107in" draw:id="id164" draw:style-name="a164" draw:name="Shape 260"><svg:title/><svg:desc/><draw:enhanced-geometry draw:type="non-primitive" svg:viewBox="0 0 28273 28414" draw:enhanced-path="M 14589 0 L 20068 901 24629 4527 27368 9067 28273 14807 27368 20248 24629 23874 20068 27501 14589 28414 9123 27501 4561 23874 905 20248 0 14807 905 9067 4561 4527 9123 901 1458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273"/><draw:equation draw:name="f7" draw:formula="?f4 / 28414"/><draw:equation draw:name="f8" draw:formula="0 / ?f6"/><draw:equation draw:name="f9" draw:formula="28273 / ?f6"/><draw:equation draw:name="f10" draw:formula="0 / ?f7"/><draw:equation draw:name="f11" draw:formula="28414 / ?f7"/></draw:enhanced-geometry></draw:custom-shape><draw:custom-shape svg:x="0.67876in" svg:y="0.14313in" svg:width="0.14233in" svg:height="0.1428in" draw:id="id165" draw:style-name="a165" draw:name="Shape 261"><svg:title/><svg:desc/><draw:enhanced-geometry draw:type="non-primitive" svg:viewBox="0 0 130146 130576" draw:enhanced-path="M 64162 0 L 70546 0 76929 913 83313 2726 88791 4540 95175 7254 100654 10881 106120 14507 110983 19047 119201 29015 124668 40207 129229 51988 130146 64681 129229 77688 124668 89468 119201 101261 110983 111241 106120 116068 100654 119695 95175 122421 88791 125135 83313 127861 76929 129675 70546 130576 57766 130576 52300 129675 45916 127861 40136 125135 33753 122421 29191 119695 23712 116068 19151 111241 10945 101261 4561 89468 905 77688 0 64681 905 51988 5466 39294 10945 28114 19151 19047 28273 10881 39219 5440 51383 913 6416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146"/><draw:equation draw:name="f7" draw:formula="?f4 / 130576"/><draw:equation draw:name="f8" draw:formula="0 / ?f6"/><draw:equation draw:name="f9" draw:formula="130146 / ?f6"/><draw:equation draw:name="f10" draw:formula="0 / ?f7"/><draw:equation draw:name="f11" draw:formula="130576 / ?f7"/></draw:enhanced-geometry></draw:custom-shape><draw:custom-shape svg:x="0.72066in" svg:y="0.18511in" svg:width="0.0572in" svg:height="0.05784in" draw:id="id166" draw:style-name="a166" draw:name="Shape 262"><svg:title/><svg:desc/><draw:enhanced-geometry draw:type="non-primitive" svg:viewBox="0 0 52300 52887" draw:enhanced-path="M 25848 0 L 31314 900 35876 1813 40437 4527 44999 8154 47738 11781 50478 16320 51383 20848 52300 26288 50478 36268 44999 44734 35876 51074 25848 52887 20369 51988 15808 51074 12164 48361 8507 45634 4561 41107 1822 36268 905 31728 0 26288 905 20848 1822 16320 4561 11781 8507 8154 12164 4527 15808 1813 20369 900 2584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300"/><draw:equation draw:name="f7" draw:formula="?f4 / 52887"/><draw:equation draw:name="f8" draw:formula="0 / ?f6"/><draw:equation draw:name="f9" draw:formula="52300 / ?f6"/><draw:equation draw:name="f10" draw:formula="0 / ?f7"/><draw:equation draw:name="f11" draw:formula="52887 / ?f7"/></draw:enhanced-geometry></draw:custom-shape><draw:custom-shape svg:x="0.855in" svg:y="0.0542in" svg:width="0.03126in" svg:height="0.03074in" draw:id="id167" draw:style-name="a167" draw:name="Shape 263"><svg:title/><svg:desc/><draw:enhanced-geometry draw:type="non-primitive" svg:viewBox="0 0 28588 28113" draw:enhanced-path="M 14903 0 L 20382 913 24944 4539 27670 9079 28588 14519 27670 19959 24944 23586 20382 27213 14903 28113 9123 27213 4561 23586 917 19959 0 14519 917 9079 4561 4539 9123 913 1490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88"/><draw:equation draw:name="f7" draw:formula="?f4 / 28113"/><draw:equation draw:name="f8" draw:formula="0 / ?f6"/><draw:equation draw:name="f9" draw:formula="28588 / ?f6"/><draw:equation draw:name="f10" draw:formula="0 / ?f7"/><draw:equation draw:name="f11" draw:formula="28113 / ?f7"/></draw:enhanced-geometry></draw:custom-shape><draw:custom-shape svg:x="0.2155in" svg:y="0.39171in" svg:width="0.03225in" svg:height="0.03107in" draw:id="id168" draw:style-name="a168" draw:name="Shape 264"><svg:title/><svg:desc/><draw:enhanced-geometry draw:type="non-primitive" svg:viewBox="0 0 29492 28414" draw:enhanced-path="M 14589 0 L 20369 900 24931 3627 28575 8454 29492 13906 28575 19347 24931 23874 20369 27501 14589 28414 9123 27501 4561 23874 905 19347 0 13906 905 8454 4561 3627 9123 900 1458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492"/><draw:equation draw:name="f7" draw:formula="?f4 / 28414"/><draw:equation draw:name="f8" draw:formula="0 / ?f6"/><draw:equation draw:name="f9" draw:formula="29492 / ?f6"/><draw:equation draw:name="f10" draw:formula="0 / ?f7"/><draw:equation draw:name="f11" draw:formula="28414 / ?f7"/></draw:enhanced-geometry></draw:custom-shape><draw:custom-shape svg:x="0.99144in" svg:y="0.66049in" svg:width="0.06465in" svg:height="0.28628in" draw:id="id169" draw:style-name="a169" draw:name="Rectangle 265"><svg:title/><svg:desc/><text:p text:style-name="Normal"><text:span text:style-name="T109"><text:s/></text:span></text:p><draw:enhanced-geometry draw:type="non-primitive" svg:viewBox="0 0 21600 21600" draw:enhanced-path="M 0 0 L 21600 0 21600 21600 0 21600 Z N"/></draw:custom-shape></draw:g></text:p>
      <text:p text:style-name="P110"><text:span text:style-name="T111">10:40:16<text:s/></text:span><text:span text:style-name="T112"><text:tab/>1<text:s/></text:span><text:span text:style-name="T113"><text:tab/>08.10.2021<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onotype Corsiva" svg:font-family="Monotype Corsiva" style:font-family-generic="script" style:font-pitch="variable" svg:panose-1="3 1 1 1 1 2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Calibri" style:font-name-asian="Calibri" style:font-name-complex="Calibri" fo:color="#000000"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44in" style:print-orientation="portrait" fo:margin-top="1in" fo:margin-left="1.1812in" fo:margin-bottom="0.8784in" fo:margin-right="0.586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АСТЕРОИДНЫЕ ВОЙНЫ</dc:title>
    <dc:subject/>
    <meta:initial-creator>Пользователь Windows</meta:initial-creator>
    <dc:creator>word</dc:creator>
    <meta:creation-date>2021-10-08T17:40:00Z</meta:creation-date>
    <dc:date>2021-10-08T17:40:00Z</dc:date>
    <meta:template xlink:href="Normal" xlink:type="simple"/>
    <meta:editing-cycles>2</meta:editing-cycles>
    <meta:editing-duration>PT0S</meta:editing-duration>
    <meta:document-statistic meta:page-count="2" meta:paragraph-count="3" meta:word-count="298" meta:character-count="1997" meta:row-count="14" meta:non-whitespace-character-count="1702"/>
  </office:meta>
</office:document-meta>
</file>